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19mm"/>
    </style:style>
    <style:style style:name="co2" style:family="table-column">
      <style:table-column-properties fo:break-before="auto" style:column-width="7.67mm"/>
    </style:style>
    <style:style style:name="co3" style:family="table-column">
      <style:table-column-properties fo:break-before="auto" style:column-width="41.56mm"/>
    </style:style>
    <style:style style:name="co4" style:family="table-column">
      <style:table-column-properties fo:break-before="auto" style:column-width="35.19mm"/>
    </style:style>
    <style:style style:name="co5" style:family="table-column">
      <style:table-column-properties fo:break-before="auto" style:column-width="36.51mm"/>
    </style:style>
    <style:style style:name="co6" style:family="table-column">
      <style:table-column-properties fo:break-before="auto" style:column-width="64.29mm"/>
    </style:style>
    <style:style style:name="co7" style:family="table-column">
      <style:table-column-properties fo:break-before="auto" style:column-width="48.61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20.64mm"/>
    </style:style>
    <style:style style:name="co10" style:family="table-column">
      <style:table-column-properties fo:break-before="auto" style:column-width="30.96mm"/>
    </style:style>
    <style:style style:name="co11" style:family="table-column">
      <style:table-column-properties fo:break-before="auto" style:column-width="30.69mm"/>
    </style:style>
    <style:style style:name="co12" style:family="table-column">
      <style:table-column-properties fo:break-before="auto" style:column-width="71.97mm"/>
    </style:style>
    <style:style style:name="co13" style:family="table-column">
      <style:table-column-properties fo:break-before="auto" style:column-width="12.96mm"/>
    </style:style>
    <style:style style:name="co14" style:family="table-column">
      <style:table-column-properties fo:break-before="auto" style:column-width="31.75mm"/>
    </style:style>
    <style:style style:name="co15" style:family="table-column">
      <style:table-column-properties fo:break-before="auto" style:column-width="32.01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ituacion_5f_estudiantes_20_INGENIERÍ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fo:color="#000000" style:text-line-through-style="none" style:text-line-through-typ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c0c0c0" fo:wrap-option="wrap" fo:border="0.99pt solid #000000" style:vertical-align="bottom"/>
      <style:text-properties fo:color="#000000" style:text-line-through-style="none" style:text-line-through-type="none" style:font-name="Calibri" fo:font-size="12pt" fo:font-style="normal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wrap-option="wrap" fo:border="0.99pt solid #000000" style:vertical-align="bottom"/>
      <style:text-properties fo:color="#000000" style:text-line-through-style="none" style:text-line-through-typ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3">
      <style:table-cell-properties fo:wrap-option="wrap" fo:border="0.99pt solid #000000" style:vertical-align="bottom"/>
      <style:text-properties fo:color="#000000" style:text-line-through-style="none" style:text-line-through-type="none" style:font-name="Calibri" fo:font-size="12pt" fo:font-style="normal" style:text-underline-style="none" fo:font-weight="normal" style:font-name-asian="Calibri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ituacion_estudiantes INGENIERÍ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29" table:default-cell-style-name="Default"/>
        <table:table-row table:style-name="ro1" table:number-rows-repeated="4">
          <table:table-cell table:style-name="ce1" table:number-columns-repeated="14"/>
          <table:table-cell table:number-columns-repeated="229"/>
        </table:table-row>
        <table:table-row table:style-name="ro1">
          <table:table-cell table:style-name="ce2" office:value-type="string" calcext:value-type="string">
            <text:p>CARRERA                                    :INGENIERÍA CIVIL EN INFORMÁTICA</text:p>
          </table:table-cell>
          <table:table-cell table:style-name="ce1" table:number-columns-repeated="13"/>
          <table:table-cell table:number-columns-repeated="229"/>
        </table:table-row>
        <table:table-row table:style-name="ro1">
          <table:table-cell table:style-name="ce2" office:value-type="string" calcext:value-type="string">
            <text:p>SITUACIÓN ESTUDIANTES    :REGULAR</text:p>
          </table:table-cell>
          <table:table-cell table:style-name="ce1" table:number-columns-repeated="13"/>
          <table:table-cell table:number-columns-repeated="229"/>
        </table:table-row>
        <table:table-row table:style-name="ro1">
          <table:table-cell table:style-name="ce2"/>
          <table:table-cell table:style-name="ce1" table:number-columns-repeated="13"/>
          <table:table-cell table:number-columns-repeated="229"/>
        </table:table-row>
        <table:table-row table:style-name="ro1">
          <table:table-cell table:style-name="ce3" office:value-type="string" calcext:value-type="string">
            <text:p>RUT</text:p>
          </table:table-cell>
          <table:table-cell table:style-name="ce3" office:value-type="string" calcext:value-type="string">
            <text:p>DV</text:p>
          </table:table-cell>
          <table:table-cell table:style-name="ce3" office:value-type="string" calcext:value-type="string">
            <text:p>REGISTRO</text:p>
          </table:table-cell>
          <table:table-cell table:style-name="ce3" office:value-type="string" calcext:value-type="string">
            <text:p>APELL.PATERNO</text:p>
          </table:table-cell>
          <table:table-cell table:style-name="ce3" office:value-type="string" calcext:value-type="string">
            <text:p>APELL.MATERNO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FECHA NACIMIENTO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AÑO INGRESO</text:p>
          </table:table-cell>
          <table:table-cell table:style-name="ce3" office:value-type="string" calcext:value-type="string">
            <text:p>COD.CARRERA</text:p>
          </table:table-cell>
          <table:table-cell table:style-name="ce3" office:value-type="string" calcext:value-type="string">
            <text:p>NOMBRE CARRERA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COD.MENCION</text:p>
          </table:table-cell>
          <table:table-cell table:number-columns-repeated="229"/>
        </table:table-row>
        <table:table-row table:style-name="ro1">
          <table:table-cell table:style-name="ce4" office:value-type="float" office:value="19530300" calcext:value-type="float">
            <text:p>19530300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15013473" calcext:value-type="float">
            <text:p>2015013473</text:p>
          </table:table-cell>
          <table:table-cell table:style-name="ce4" office:value-type="string" calcext:value-type="string">
            <text:p>ACUÑA</text:p>
          </table:table-cell>
          <table:table-cell table:style-name="ce4" office:value-type="string" calcext:value-type="string">
            <text:p>VIVEROS</text:p>
          </table:table-cell>
          <table:table-cell table:style-name="ce4" office:value-type="string" calcext:value-type="string">
            <text:p>JAIME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4-30" calcext:value-type="date">
            <text:p>4/30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01" calcext:value-type="float">
            <text:p>1953030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5014029" calcext:value-type="float">
            <text:p>2015014029</text:p>
          </table:table-cell>
          <table:table-cell table:style-name="ce4" office:value-type="string" calcext:value-type="string">
            <text:p>ACUÑA</text:p>
          </table:table-cell>
          <table:table-cell table:style-name="ce4" office:value-type="string" calcext:value-type="string">
            <text:p>LARA</text:p>
          </table:table-cell>
          <table:table-cell table:style-name="ce4" office:value-type="string" calcext:value-type="string">
            <text:p>RICHARD ALEX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2-28" calcext:value-type="date">
            <text:p>2/28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02" calcext:value-type="float">
            <text:p>1953030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12011684" calcext:value-type="float">
            <text:p>2012011684</text:p>
          </table:table-cell>
          <table:table-cell table:style-name="ce4" office:value-type="string" calcext:value-type="string">
            <text:p>ALBARRAN</text:p>
          </table:table-cell>
          <table:table-cell table:style-name="ce4" office:value-type="string" calcext:value-type="string">
            <text:p>RODAS</text:p>
          </table:table-cell>
          <table:table-cell table:style-name="ce4" office:value-type="string" calcext:value-type="string">
            <text:p>JAIME GILBER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4-05-23" calcext:value-type="date">
            <text:p>5/23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03" calcext:value-type="float">
            <text:p>1953030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9001197" calcext:value-type="float">
            <text:p>2009001197</text:p>
          </table:table-cell>
          <table:table-cell table:style-name="ce4" office:value-type="string" calcext:value-type="string">
            <text:p>ALVAREZ</text:p>
          </table:table-cell>
          <table:table-cell table:style-name="ce4" office:value-type="string" calcext:value-type="string">
            <text:p>RIFFO</text:p>
          </table:table-cell>
          <table:table-cell table:style-name="ce4" office:value-type="string" calcext:value-type="string">
            <text:p>DANIL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6-30" calcext:value-type="date">
            <text:p>6/30/1989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04" calcext:value-type="float">
            <text:p>195303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4010687" calcext:value-type="float">
            <text:p>2014010687</text:p>
          </table:table-cell>
          <table:table-cell table:style-name="ce4" office:value-type="string" calcext:value-type="string">
            <text:p>ANCACOY</text:p>
          </table:table-cell>
          <table:table-cell table:style-name="ce4" office:value-type="string" calcext:value-type="string">
            <text:p>SANDOVAL</text:p>
          </table:table-cell>
          <table:table-cell table:style-name="ce4" office:value-type="string" calcext:value-type="string">
            <text:p>LIZBETH ALEJANDR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4-12-14" calcext:value-type="date">
            <text:p>12/14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05" calcext:value-type="float">
            <text:p>195303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3011834" calcext:value-type="float">
            <text:p>2013011834</text:p>
          </table:table-cell>
          <table:table-cell table:style-name="ce4" office:value-type="string" calcext:value-type="string">
            <text:p>ANDAUR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ANDREA ELIZABETH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5-06-05" calcext:value-type="date">
            <text:p>6/5/199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06" calcext:value-type="float">
            <text:p>195303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4030228" calcext:value-type="float">
            <text:p>2014030228</text:p>
          </table:table-cell>
          <table:table-cell table:style-name="ce4" office:value-type="string" calcext:value-type="string">
            <text:p>ANTILLANCA</text:p>
          </table:table-cell>
          <table:table-cell table:style-name="ce4" office:value-type="string" calcext:value-type="string">
            <text:p>ABARZUA</text:p>
          </table:table-cell>
          <table:table-cell table:style-name="ce4" office:value-type="string" calcext:value-type="string">
            <text:p>GONZALO AMERIC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5-04-01" calcext:value-type="date">
            <text:p>4/1/199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07" calcext:value-type="float">
            <text:p>1953030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4011066" calcext:value-type="float">
            <text:p>2014011066</text:p>
          </table:table-cell>
          <table:table-cell table:style-name="ce4" office:value-type="string" calcext:value-type="string">
            <text:p>ARANEDA</text:p>
          </table:table-cell>
          <table:table-cell table:style-name="ce4" office:value-type="string" calcext:value-type="string">
            <text:p>HERRERA</text:p>
          </table:table-cell>
          <table:table-cell table:style-name="ce4" office:value-type="string" calcext:value-type="string">
            <text:p>GUIDO MICK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5-09-15" calcext:value-type="date">
            <text:p>9/15/199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08" calcext:value-type="float">
            <text:p>195303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1151741" calcext:value-type="float">
            <text:p>2011151741</text:p>
          </table:table-cell>
          <table:table-cell table:style-name="ce4" office:value-type="string" calcext:value-type="string">
            <text:p>AROS</text:p>
          </table:table-cell>
          <table:table-cell table:style-name="ce4" office:value-type="string" calcext:value-type="string">
            <text:p>MALDONADO</text:p>
          </table:table-cell>
          <table:table-cell table:style-name="ce4" office:value-type="string" calcext:value-type="string">
            <text:p>GUIDO OCTAV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2-09-05" calcext:value-type="date">
            <text:p>9/5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09" calcext:value-type="float">
            <text:p>195303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16011521" calcext:value-type="float">
            <text:p>2016011521</text:p>
          </table:table-cell>
          <table:table-cell table:style-name="ce4" office:value-type="string" calcext:value-type="string">
            <text:p>AYALA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string" calcext:value-type="string">
            <text:p>MAURICIO GERM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6-11" calcext:value-type="date">
            <text:p>6/11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10" calcext:value-type="float">
            <text:p>195303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14010403" calcext:value-type="float">
            <text:p>2014010403</text:p>
          </table:table-cell>
          <table:table-cell table:style-name="ce4" office:value-type="string" calcext:value-type="string">
            <text:p>BAEZA</text:p>
          </table:table-cell>
          <table:table-cell table:style-name="ce4" office:value-type="string" calcext:value-type="string">
            <text:p>LABARCA</text:p>
          </table:table-cell>
          <table:table-cell table:style-name="ce4" office:value-type="string" calcext:value-type="string">
            <text:p>ESTEBAN RENE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3-10-27" calcext:value-type="date">
            <text:p>10/27/1993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11" calcext:value-type="float">
            <text:p>195303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6014537" calcext:value-type="float">
            <text:p>2016014537</text:p>
          </table:table-cell>
          <table:table-cell table:style-name="ce4" office:value-type="string" calcext:value-type="string">
            <text:p>BAHAMONDE</text:p>
          </table:table-cell>
          <table:table-cell table:style-name="ce4" office:value-type="string" calcext:value-type="string">
            <text:p>VASQUEZ</text:p>
          </table:table-cell>
          <table:table-cell table:style-name="ce4" office:value-type="string" calcext:value-type="string">
            <text:p>MANUEL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4-23" calcext:value-type="date">
            <text:p>4/23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12" calcext:value-type="float">
            <text:p>195303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6012136" calcext:value-type="float">
            <text:p>2016012136</text:p>
          </table:table-cell>
          <table:table-cell table:style-name="ce4" office:value-type="string" calcext:value-type="string">
            <text:p>BAIER</text:p>
          </table:table-cell>
          <table:table-cell table:style-name="ce4" office:value-type="string" calcext:value-type="string">
            <text:p>JARA</text:p>
          </table:table-cell>
          <table:table-cell table:style-name="ce4" office:value-type="string" calcext:value-type="string">
            <text:p>JUAN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8-13" calcext:value-type="date">
            <text:p>8/13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13" calcext:value-type="float">
            <text:p>19530313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3002472" calcext:value-type="float">
            <text:p>2003002472</text:p>
          </table:table-cell>
          <table:table-cell table:style-name="ce4" office:value-type="string" calcext:value-type="string">
            <text:p>ABARCA</text:p>
          </table:table-cell>
          <table:table-cell table:style-name="ce4" office:value-type="string" calcext:value-type="string">
            <text:p>THIERS</text:p>
          </table:table-cell>
          <table:table-cell table:style-name="ce4" office:value-type="string" calcext:value-type="string">
            <text:p>JUAN VICTOR RODRIG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2-09-10" calcext:value-type="date">
            <text:p>9/10/1982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14" calcext:value-type="float">
            <text:p>195303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3002427" calcext:value-type="float">
            <text:p>2003002427</text:p>
          </table:table-cell>
          <table:table-cell table:style-name="ce4" office:value-type="string" calcext:value-type="string">
            <text:p>AEDO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MATIAS GONZAL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6-07" calcext:value-type="date">
            <text:p>6/7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15" calcext:value-type="float">
            <text:p>195303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4000967" calcext:value-type="float">
            <text:p>2004000967</text:p>
          </table:table-cell>
          <table:table-cell table:style-name="ce4" office:value-type="string" calcext:value-type="string">
            <text:p>ALARCON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ALVARO FRANCISC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2-20" calcext:value-type="date">
            <text:p>2/20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16" calcext:value-type="float">
            <text:p>19530316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3002507" calcext:value-type="float">
            <text:p>2003002507</text:p>
          </table:table-cell>
          <table:table-cell table:style-name="ce4" office:value-type="string" calcext:value-type="string">
            <text:p>ALTAMIRANO</text:p>
          </table:table-cell>
          <table:table-cell table:style-name="ce4" office:value-type="string" calcext:value-type="string">
            <text:p>BAEZA</text:p>
          </table:table-cell>
          <table:table-cell table:style-name="ce4" office:value-type="string" calcext:value-type="string">
            <text:p>CESAR ARIE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7-28" calcext:value-type="date">
            <text:p>7/28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17" calcext:value-type="float">
            <text:p>19530317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3002422" calcext:value-type="float">
            <text:p>2003002422</text:p>
          </table:table-cell>
          <table:table-cell table:style-name="ce4" office:value-type="string" calcext:value-type="string">
            <text:p>ALVARADO</text:p>
          </table:table-cell>
          <table:table-cell table:style-name="ce4" office:value-type="string" calcext:value-type="string">
            <text:p>AGUILA</text:p>
          </table:table-cell>
          <table:table-cell table:style-name="ce4" office:value-type="string" calcext:value-type="string">
            <text:p>GUILLERMO MAURIC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2-07" calcext:value-type="date">
            <text:p>2/7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18" calcext:value-type="float">
            <text:p>195303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5001391" calcext:value-type="float">
            <text:p>2005001391</text:p>
          </table:table-cell>
          <table:table-cell table:style-name="ce4" office:value-type="string" calcext:value-type="string">
            <text:p>ALVEAL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JORGE GASTO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5-02" calcext:value-type="date">
            <text:p>5/2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19" calcext:value-type="float">
            <text:p>1953031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6001107" calcext:value-type="float">
            <text:p>2006001107</text:p>
          </table:table-cell>
          <table:table-cell table:style-name="ce4" office:value-type="string" calcext:value-type="string">
            <text:p>AMPUERO</text:p>
          </table:table-cell>
          <table:table-cell table:style-name="ce4" office:value-type="string" calcext:value-type="string">
            <text:p>RIQUELME</text:p>
          </table:table-cell>
          <table:table-cell table:style-name="ce4" office:value-type="string" calcext:value-type="string">
            <text:p>CRISTIAN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10-28" calcext:value-type="date">
            <text:p>10/28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20" calcext:value-type="float">
            <text:p>195303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6001106" calcext:value-type="float">
            <text:p>2006001106</text:p>
          </table:table-cell>
          <table:table-cell table:style-name="ce4" office:value-type="string" calcext:value-type="string">
            <text:p>ARAVENA</text:p>
          </table:table-cell>
          <table:table-cell table:style-name="ce4" office:value-type="string" calcext:value-type="string">
            <text:p>VIVEROS</text:p>
          </table:table-cell>
          <table:table-cell table:style-name="ce4" office:value-type="string" calcext:value-type="string">
            <text:p>CRISTIAN FABI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11-07" calcext:value-type="date">
            <text:p>11/7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21" calcext:value-type="float">
            <text:p>195303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0005209" calcext:value-type="float">
            <text:p>2010005209</text:p>
          </table:table-cell>
          <table:table-cell table:style-name="ce4" office:value-type="string" calcext:value-type="string">
            <text:p>ARIAS</text:p>
          </table:table-cell>
          <table:table-cell table:style-name="ce4" office:value-type="string" calcext:value-type="string">
            <text:p>ORTEGA</text:p>
          </table:table-cell>
          <table:table-cell table:style-name="ce4" office:value-type="string" calcext:value-type="string">
            <text:p>CLAUDIO RODRIG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6-17" calcext:value-type="date">
            <text:p>6/17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22" calcext:value-type="float">
            <text:p>195303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4000970" calcext:value-type="float">
            <text:p>2004000970</text:p>
          </table:table-cell>
          <table:table-cell table:style-name="ce4" office:value-type="string" calcext:value-type="string">
            <text:p>ARRIAGADA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CARLOS ISMAEL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5-07-31" calcext:value-type="date">
            <text:p>7/31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23" calcext:value-type="float">
            <text:p>195303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4000994" calcext:value-type="float">
            <text:p>2004000994</text:p>
          </table:table-cell>
          <table:table-cell table:style-name="ce4" office:value-type="string" calcext:value-type="string">
            <text:p>ARTIGAS</text:p>
          </table:table-cell>
          <table:table-cell table:style-name="ce4" office:value-type="string" calcext:value-type="string">
            <text:p>ZUÑIGA</text:p>
          </table:table-cell>
          <table:table-cell table:style-name="ce4" office:value-type="string" calcext:value-type="string">
            <text:p>LAURA ANDRE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3-20" calcext:value-type="date">
            <text:p>3/20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24" calcext:value-type="float">
            <text:p>1953032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4001017" calcext:value-type="float">
            <text:p>2004001017</text:p>
          </table:table-cell>
          <table:table-cell table:style-name="ce4" office:value-type="string" calcext:value-type="string">
            <text:p>BARAHONA</text:p>
          </table:table-cell>
          <table:table-cell table:style-name="ce4" office:value-type="string" calcext:value-type="string">
            <text:p>JIMENEZ</text:p>
          </table:table-cell>
          <table:table-cell table:style-name="ce4" office:value-type="string" calcext:value-type="string">
            <text:p>PABL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11-06" calcext:value-type="date">
            <text:p>11/6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25" calcext:value-type="float">
            <text:p>195303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5001422" calcext:value-type="float">
            <text:p>2005001422</text:p>
          </table:table-cell>
          <table:table-cell table:style-name="ce4" office:value-type="string" calcext:value-type="string">
            <text:p>BARRIENTOS</text:p>
          </table:table-cell>
          <table:table-cell table:style-name="ce4" office:value-type="string" calcext:value-type="string">
            <text:p>GONZALEZ</text:p>
          </table:table-cell>
          <table:table-cell table:style-name="ce4" office:value-type="string" calcext:value-type="string">
            <text:p>JORGE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6-08" calcext:value-type="date">
            <text:p>6/8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26" calcext:value-type="float">
            <text:p>1953032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8001184" calcext:value-type="float">
            <text:p>2008001184</text:p>
          </table:table-cell>
          <table:table-cell table:style-name="ce4" office:value-type="string" calcext:value-type="string">
            <text:p>BELTRAN</text:p>
          </table:table-cell>
          <table:table-cell table:style-name="ce4" office:value-type="string" calcext:value-type="string">
            <text:p>FIGUEROA</text:p>
          </table:table-cell>
          <table:table-cell table:style-name="ce4" office:value-type="string" calcext:value-type="string">
            <text:p>ANDREA ALEJANDRA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9-07-07" calcext:value-type="date">
            <text:p>7/7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27" calcext:value-type="float">
            <text:p>19530327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3002431" calcext:value-type="float">
            <text:p>2003002431</text:p>
          </table:table-cell>
          <table:table-cell table:style-name="ce4" office:value-type="string" calcext:value-type="string">
            <text:p>BENARDOS</text:p>
          </table:table-cell>
          <table:table-cell table:style-name="ce4" office:value-type="string" calcext:value-type="string">
            <text:p>SANDOVAL</text:p>
          </table:table-cell>
          <table:table-cell table:style-name="ce4" office:value-type="string" calcext:value-type="string">
            <text:p>CAROLINA ANDRE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8-12" calcext:value-type="date">
            <text:p>8/12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28" calcext:value-type="float">
            <text:p>195303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6001129" calcext:value-type="float">
            <text:p>2006001129</text:p>
          </table:table-cell>
          <table:table-cell table:style-name="ce4" office:value-type="string" calcext:value-type="string">
            <text:p>BENAVIDES</text:p>
          </table:table-cell>
          <table:table-cell table:style-name="ce4" office:value-type="string" calcext:value-type="string">
            <text:p>BRAVO</text:p>
          </table:table-cell>
          <table:table-cell table:style-name="ce4" office:value-type="string" calcext:value-type="string">
            <text:p>JUAN PABL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5-20" calcext:value-type="date">
            <text:p>5/20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29" calcext:value-type="float">
            <text:p>1953032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5001403" calcext:value-type="float">
            <text:p>2005001403</text:p>
          </table:table-cell>
          <table:table-cell table:style-name="ce4" office:value-type="string" calcext:value-type="string">
            <text:p>BIZAMA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DANIEL ALFRE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1-15" calcext:value-type="date">
            <text:p>1/15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30" calcext:value-type="float">
            <text:p>195303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4000932" calcext:value-type="float">
            <text:p>2004000932</text:p>
          </table:table-cell>
          <table:table-cell table:style-name="ce4" office:value-type="string" calcext:value-type="string">
            <text:p>BRAGA</text:p>
          </table:table-cell>
          <table:table-cell table:style-name="ce4" office:value-type="string" calcext:value-type="string">
            <text:p>PEÑA</text:p>
          </table:table-cell>
          <table:table-cell table:style-name="ce4" office:value-type="string" calcext:value-type="string">
            <text:p>RICARDO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1-04" calcext:value-type="date">
            <text:p>1/4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31" calcext:value-type="float">
            <text:p>1953033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6001098" calcext:value-type="float">
            <text:p>2006001098</text:p>
          </table:table-cell>
          <table:table-cell table:style-name="ce4" office:value-type="string" calcext:value-type="string">
            <text:p>CANDIA</text:p>
          </table:table-cell>
          <table:table-cell table:style-name="ce4" office:value-type="string" calcext:value-type="string">
            <text:p>DE LA VEGA</text:p>
          </table:table-cell>
          <table:table-cell table:style-name="ce4" office:value-type="string" calcext:value-type="string">
            <text:p>GERARDO IGNA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8-08" calcext:value-type="date">
            <text:p>8/8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32" calcext:value-type="float">
            <text:p>1953033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7001430" calcext:value-type="float">
            <text:p>2007001430</text:p>
          </table:table-cell>
          <table:table-cell table:style-name="ce4" office:value-type="string" calcext:value-type="string">
            <text:p>CARCAMO</text:p>
          </table:table-cell>
          <table:table-cell table:style-name="ce4" office:value-type="string" calcext:value-type="string">
            <text:p>ORTIZ</text:p>
          </table:table-cell>
          <table:table-cell table:style-name="ce4" office:value-type="string" calcext:value-type="string">
            <text:p>NATACHA CECILIA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9-02-22" calcext:value-type="date">
            <text:p>2/22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33" calcext:value-type="float">
            <text:p>195303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4000999" calcext:value-type="float">
            <text:p>2004000999</text:p>
          </table:table-cell>
          <table:table-cell table:style-name="ce4" office:value-type="string" calcext:value-type="string">
            <text:p>CASTILLO</text:p>
          </table:table-cell>
          <table:table-cell table:style-name="ce4" office:value-type="string" calcext:value-type="string">
            <text:p>CANIULAO</text:p>
          </table:table-cell>
          <table:table-cell table:style-name="ce4" office:value-type="string" calcext:value-type="string">
            <text:p>RODRIGO ALEXI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1-14" calcext:value-type="date">
            <text:p>1/14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34" calcext:value-type="float">
            <text:p>1953033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8001144" calcext:value-type="float">
            <text:p>2008001144</text:p>
          </table:table-cell>
          <table:table-cell table:style-name="ce4" office:value-type="string" calcext:value-type="string">
            <text:p>CAYUN</text:p>
          </table:table-cell>
          <table:table-cell table:style-name="ce4" office:value-type="string" calcext:value-type="string">
            <text:p>PATIÑO</text:p>
          </table:table-cell>
          <table:table-cell table:style-name="ce4" office:value-type="string" calcext:value-type="string">
            <text:p>RICARDO ALEXI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3-21" calcext:value-type="date">
            <text:p>3/21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35" calcext:value-type="float">
            <text:p>1953033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002456" calcext:value-type="float">
            <text:p>2003002456</text:p>
          </table:table-cell>
          <table:table-cell table:style-name="ce4" office:value-type="string" calcext:value-type="string">
            <text:p>CEA</text:p>
          </table:table-cell>
          <table:table-cell table:style-name="ce4" office:value-type="string" calcext:value-type="string">
            <text:p>GUZMAN</text:p>
          </table:table-cell>
          <table:table-cell table:style-name="ce4" office:value-type="string" calcext:value-type="string">
            <text:p>NICOLAS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5-20" calcext:value-type="date">
            <text:p>5/20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36" calcext:value-type="float">
            <text:p>1953033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002428" calcext:value-type="float">
            <text:p>2003002428</text:p>
          </table:table-cell>
          <table:table-cell table:style-name="ce4" office:value-type="string" calcext:value-type="string">
            <text:p>CONCHA</text:p>
          </table:table-cell>
          <table:table-cell table:style-name="ce4" office:value-type="string" calcext:value-type="string">
            <text:p>MANCILLA</text:p>
          </table:table-cell>
          <table:table-cell table:style-name="ce4" office:value-type="string" calcext:value-type="string">
            <text:p>ANDREA FRANCISC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1-27" calcext:value-type="date">
            <text:p>1/27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37" calcext:value-type="float">
            <text:p>195303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9121049" calcext:value-type="float">
            <text:p>2009121049</text:p>
          </table:table-cell>
          <table:table-cell table:style-name="ce4" office:value-type="string" calcext:value-type="string">
            <text:p>CORDERO</text:p>
          </table:table-cell>
          <table:table-cell table:style-name="ce4" office:value-type="string" calcext:value-type="string">
            <text:p>FUENTES</text:p>
          </table:table-cell>
          <table:table-cell table:style-name="ce4" office:value-type="string" calcext:value-type="string">
            <text:p>FELIPE ANTON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4-24" calcext:value-type="date">
            <text:p>4/24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38" calcext:value-type="float">
            <text:p>1953033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6001157" calcext:value-type="float">
            <text:p>2006001157</text:p>
          </table:table-cell>
          <table:table-cell table:style-name="ce4" office:value-type="string" calcext:value-type="string">
            <text:p>CORREA</text:p>
          </table:table-cell>
          <table:table-cell table:style-name="ce4" office:value-type="string" calcext:value-type="string">
            <text:p>RIOS</text:p>
          </table:table-cell>
          <table:table-cell table:style-name="ce4" office:value-type="string" calcext:value-type="string">
            <text:p>CAMILO ALEXIS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8-03-28" calcext:value-type="date">
            <text:p>3/28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39" calcext:value-type="float">
            <text:p>1953033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7001468" calcext:value-type="float">
            <text:p>2007001468</text:p>
          </table:table-cell>
          <table:table-cell table:style-name="ce4" office:value-type="string" calcext:value-type="string">
            <text:p>DELGADO</text:p>
          </table:table-cell>
          <table:table-cell table:style-name="ce4" office:value-type="string" calcext:value-type="string">
            <text:p>ESCOBAR</text:p>
          </table:table-cell>
          <table:table-cell table:style-name="ce4" office:value-type="string" calcext:value-type="string">
            <text:p>AUGUSTO GER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10-12" calcext:value-type="date">
            <text:p>10/12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40" calcext:value-type="float">
            <text:p>195303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4000935" calcext:value-type="float">
            <text:p>2004000935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CLAUDIA DANUBI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11-22" calcext:value-type="date">
            <text:p>11/22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41" calcext:value-type="float">
            <text:p>195303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3002421" calcext:value-type="float">
            <text:p>2003002421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IBAÑEZ</text:p>
          </table:table-cell>
          <table:table-cell table:style-name="ce4" office:value-type="string" calcext:value-type="string">
            <text:p>ROCIO BELE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6-17" calcext:value-type="date">
            <text:p>6/17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42" calcext:value-type="float">
            <text:p>195303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3002434" calcext:value-type="float">
            <text:p>2003002434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SCHULTHESS</text:p>
          </table:table-cell>
          <table:table-cell table:style-name="ce4" office:value-type="string" calcext:value-type="string">
            <text:p>PHILIPPE ANDRE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4-10-21" calcext:value-type="date">
            <text:p>10/21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43" calcext:value-type="float">
            <text:p>19530343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5001472" calcext:value-type="float">
            <text:p>2005001472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JORGE ALBER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3-02" calcext:value-type="date">
            <text:p>3/2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44" calcext:value-type="float">
            <text:p>1953034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5001385" calcext:value-type="float">
            <text:p>2005001385</text:p>
          </table:table-cell>
          <table:table-cell table:style-name="ce4" office:value-type="string" calcext:value-type="string">
            <text:p>EMHART</text:p>
          </table:table-cell>
          <table:table-cell table:style-name="ce4" office:value-type="string" calcext:value-type="string">
            <text:p>PARRAGUEZ</text:p>
          </table:table-cell>
          <table:table-cell table:style-name="ce4" office:value-type="string" calcext:value-type="string">
            <text:p>CARLOS ALBER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9-09" calcext:value-type="date">
            <text:p>9/9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45" calcext:value-type="float">
            <text:p>195303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4000997" calcext:value-type="float">
            <text:p>2004000997</text:p>
          </table:table-cell>
          <table:table-cell table:style-name="ce4" office:value-type="string" calcext:value-type="string">
            <text:p>FUENTES</text:p>
          </table:table-cell>
          <table:table-cell table:style-name="ce4" office:value-type="string" calcext:value-type="string">
            <text:p>RUIZ-TAGLE</text:p>
          </table:table-cell>
          <table:table-cell table:style-name="ce4" office:value-type="string" calcext:value-type="string">
            <text:p>FABIAN ENRIQU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12-02" calcext:value-type="date">
            <text:p>12/2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46" calcext:value-type="float">
            <text:p>1953034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6001094" calcext:value-type="float">
            <text:p>2006001094</text:p>
          </table:table-cell>
          <table:table-cell table:style-name="ce4" office:value-type="string" calcext:value-type="string">
            <text:p>GAJARDO</text:p>
          </table:table-cell>
          <table:table-cell table:style-name="ce4" office:value-type="string" calcext:value-type="string">
            <text:p>MOYA</text:p>
          </table:table-cell>
          <table:table-cell table:style-name="ce4" office:value-type="string" calcext:value-type="string">
            <text:p>LESLIE MARIOLY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7-10-20" calcext:value-type="date">
            <text:p>10/20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47" calcext:value-type="float">
            <text:p>1953034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7001425" calcext:value-type="float">
            <text:p>2007001425</text:p>
          </table:table-cell>
          <table:table-cell table:style-name="ce4" office:value-type="string" calcext:value-type="string">
            <text:p>GONZALEZ</text:p>
          </table:table-cell>
          <table:table-cell table:style-name="ce4" office:value-type="string" calcext:value-type="string">
            <text:p>CERDA</text:p>
          </table:table-cell>
          <table:table-cell table:style-name="ce4" office:value-type="string" calcext:value-type="string">
            <text:p>VICTOR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4-06" calcext:value-type="date">
            <text:p>4/6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48" calcext:value-type="float">
            <text:p>1953034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06001183" calcext:value-type="float">
            <text:p>2006001183</text:p>
          </table:table-cell>
          <table:table-cell table:style-name="ce4" office:value-type="string" calcext:value-type="string">
            <text:p>GONZALEZ</text:p>
          </table:table-cell>
          <table:table-cell table:style-name="ce4" office:value-type="string" calcext:value-type="string">
            <text:p>BRAVO</text:p>
          </table:table-cell>
          <table:table-cell table:style-name="ce4" office:value-type="string" calcext:value-type="string">
            <text:p>ALFRED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2-18" calcext:value-type="date">
            <text:p>2/18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49" calcext:value-type="float">
            <text:p>1953034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3220004" calcext:value-type="float">
            <text:p>2003220004</text:p>
          </table:table-cell>
          <table:table-cell table:style-name="ce4" office:value-type="string" calcext:value-type="string">
            <text:p>GUALA</text:p>
          </table:table-cell>
          <table:table-cell table:style-name="ce4" office:value-type="string" calcext:value-type="string">
            <text:p>CASTRO</text:p>
          </table:table-cell>
          <table:table-cell table:style-name="ce4" office:value-type="string" calcext:value-type="string">
            <text:p>ÁLVARO SEBASTIÁ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1-20" calcext:value-type="date">
            <text:p>1/20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50" calcext:value-type="float">
            <text:p>195303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7001492" calcext:value-type="float">
            <text:p>2007001492</text:p>
          </table:table-cell>
          <table:table-cell table:style-name="ce4" office:value-type="string" calcext:value-type="string">
            <text:p>GUARDA</text:p>
          </table:table-cell>
          <table:table-cell table:style-name="ce4" office:value-type="string" calcext:value-type="string">
            <text:p>SABUGAL</text:p>
          </table:table-cell>
          <table:table-cell table:style-name="ce4" office:value-type="string" calcext:value-type="string">
            <text:p>ANGEL YERALD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9-12" calcext:value-type="date">
            <text:p>9/12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51" calcext:value-type="float">
            <text:p>195303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6001087" calcext:value-type="float">
            <text:p>2006001087</text:p>
          </table:table-cell>
          <table:table-cell table:style-name="ce4" office:value-type="string" calcext:value-type="string">
            <text:p>GUTIERREZ</text:p>
          </table:table-cell>
          <table:table-cell table:style-name="ce4" office:value-type="string" calcext:value-type="string">
            <text:p>MARIPANI</text:p>
          </table:table-cell>
          <table:table-cell table:style-name="ce4" office:value-type="string" calcext:value-type="string">
            <text:p>CARLOS ESTEB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8-06" calcext:value-type="date">
            <text:p>8/6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52" calcext:value-type="float">
            <text:p>195303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4000966" calcext:value-type="float">
            <text:p>2004000966</text:p>
          </table:table-cell>
          <table:table-cell table:style-name="ce4" office:value-type="string" calcext:value-type="string">
            <text:p>GUTIERREZ</text:p>
          </table:table-cell>
          <table:table-cell table:style-name="ce4" office:value-type="string" calcext:value-type="string">
            <text:p>ORDENES</text:p>
          </table:table-cell>
          <table:table-cell table:style-name="ce4" office:value-type="string" calcext:value-type="string">
            <text:p>ALAMIRO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6-02" calcext:value-type="date">
            <text:p>6/2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53" calcext:value-type="float">
            <text:p>195303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0005187" calcext:value-type="float">
            <text:p>2010005187</text:p>
          </table:table-cell>
          <table:table-cell table:style-name="ce4" office:value-type="string" calcext:value-type="string">
            <text:p>GUZMAN</text:p>
          </table:table-cell>
          <table:table-cell table:style-name="ce4" office:value-type="string" calcext:value-type="string">
            <text:p>MUNDACA</text:p>
          </table:table-cell>
          <table:table-cell table:style-name="ce4" office:value-type="string" calcext:value-type="string">
            <text:p>CRISTI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1-18" calcext:value-type="date">
            <text:p>1/18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54" calcext:value-type="float">
            <text:p>195303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7001502" calcext:value-type="float">
            <text:p>2007001502</text:p>
          </table:table-cell>
          <table:table-cell table:style-name="ce4" office:value-type="string" calcext:value-type="string">
            <text:p>HIDALGO</text:p>
          </table:table-cell>
          <table:table-cell table:style-name="ce4" office:value-type="string" calcext:value-type="string">
            <text:p>ORTEGA</text:p>
          </table:table-cell>
          <table:table-cell table:style-name="ce4" office:value-type="string" calcext:value-type="string">
            <text:p>MAGDIEL NEFTALÍ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4-16" calcext:value-type="date">
            <text:p>4/16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55" calcext:value-type="float">
            <text:p>19530355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4000936" calcext:value-type="float">
            <text:p>2004000936</text:p>
          </table:table-cell>
          <table:table-cell table:style-name="ce4" office:value-type="string" calcext:value-type="string">
            <text:p>HOGER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CARLOS ESTEB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5-08" calcext:value-type="date">
            <text:p>5/8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56" calcext:value-type="float">
            <text:p>1953035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7001435" calcext:value-type="float">
            <text:p>2007001435</text:p>
          </table:table-cell>
          <table:table-cell table:style-name="ce4" office:value-type="string" calcext:value-type="string">
            <text:p>HURTADO</text:p>
          </table:table-cell>
          <table:table-cell table:style-name="ce4" office:value-type="string" calcext:value-type="string">
            <text:p>QUEUPUTRUR</text:p>
          </table:table-cell>
          <table:table-cell table:style-name="ce4" office:value-type="string" calcext:value-type="string">
            <text:p>SEBASTIÁN ADOLF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2-04" calcext:value-type="date">
            <text:p>2/4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57" calcext:value-type="float">
            <text:p>1953035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6001130" calcext:value-type="float">
            <text:p>2006001130</text:p>
          </table:table-cell>
          <table:table-cell table:style-name="ce4" office:value-type="string" calcext:value-type="string">
            <text:p>ISLAS</text:p>
          </table:table-cell>
          <table:table-cell table:style-name="ce4" office:value-type="string" calcext:value-type="string">
            <text:p>ORTEGA</text:p>
          </table:table-cell>
          <table:table-cell table:style-name="ce4" office:value-type="string" calcext:value-type="string">
            <text:p>CRISTOBAL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10-14" calcext:value-type="date">
            <text:p>10/14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58" calcext:value-type="float">
            <text:p>195303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4000963" calcext:value-type="float">
            <text:p>2004000963</text:p>
          </table:table-cell>
          <table:table-cell table:style-name="ce4" office:value-type="string" calcext:value-type="string">
            <text:p>JARA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GABRIEL RODRIG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12-19" calcext:value-type="date">
            <text:p>12/19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59" calcext:value-type="float">
            <text:p>195303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3002517" calcext:value-type="float">
            <text:p>2003002517</text:p>
          </table:table-cell>
          <table:table-cell table:style-name="ce4" office:value-type="string" calcext:value-type="string">
            <text:p>JIMENEZ</text:p>
          </table:table-cell>
          <table:table-cell table:style-name="ce4" office:value-type="string" calcext:value-type="string">
            <text:p>URREA</text:p>
          </table:table-cell>
          <table:table-cell table:style-name="ce4" office:value-type="string" calcext:value-type="string">
            <text:p>IVAN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77-05-26" calcext:value-type="date">
            <text:p>5/26/197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60" calcext:value-type="float">
            <text:p>19530360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7001479" calcext:value-type="float">
            <text:p>2007001479</text:p>
          </table:table-cell>
          <table:table-cell table:style-name="ce4" office:value-type="string" calcext:value-type="string">
            <text:p>JIMENEZ</text:p>
          </table:table-cell>
          <table:table-cell table:style-name="ce4" office:value-type="string" calcext:value-type="string">
            <text:p>DURAN</text:p>
          </table:table-cell>
          <table:table-cell table:style-name="ce4" office:value-type="string" calcext:value-type="string">
            <text:p>HANS FELIP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2-07" calcext:value-type="date">
            <text:p>2/7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61" calcext:value-type="float">
            <text:p>1953036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002423" calcext:value-type="float">
            <text:p>2003002423</text:p>
          </table:table-cell>
          <table:table-cell table:style-name="ce4" office:value-type="string" calcext:value-type="string">
            <text:p>LACOSTE</text:p>
          </table:table-cell>
          <table:table-cell table:style-name="ce4" office:value-type="string" calcext:value-type="string">
            <text:p>OCHOA</text:p>
          </table:table-cell>
          <table:table-cell table:style-name="ce4" office:value-type="string" calcext:value-type="string">
            <text:p>MIGUEL IGNA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5-01" calcext:value-type="date">
            <text:p>5/1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62" calcext:value-type="float">
            <text:p>1953036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08001108" calcext:value-type="float">
            <text:p>2008001108</text:p>
          </table:table-cell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BAIER</text:p>
          </table:table-cell>
          <table:table-cell table:style-name="ce4" office:value-type="string" calcext:value-type="string">
            <text:p>PATRICIO EMANUEL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0-05-09" calcext:value-type="date">
            <text:p>5/9/199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63" calcext:value-type="float">
            <text:p>195303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3120035" calcext:value-type="float">
            <text:p>2003120035</text:p>
          </table:table-cell>
          <table:table-cell table:style-name="ce4" office:value-type="string" calcext:value-type="string">
            <text:p>LUNA</text:p>
          </table:table-cell>
          <table:table-cell table:style-name="ce4" office:value-type="string" calcext:value-type="string">
            <text:p>ROZAS</text:p>
          </table:table-cell>
          <table:table-cell table:style-name="ce4" office:value-type="string" calcext:value-type="string">
            <text:p>FELIPE HERNAN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00-01-01" calcext:value-type="date">
            <text:p>1/1/190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64" calcext:value-type="float">
            <text:p>1953036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3120026" calcext:value-type="float">
            <text:p>2003120026</text:p>
          </table:table-cell>
          <table:table-cell table:style-name="ce4" office:value-type="string" calcext:value-type="string">
            <text:p>MARIN</text:p>
          </table:table-cell>
          <table:table-cell table:style-name="ce4" office:value-type="string" calcext:value-type="string">
            <text:p>PINOCHET</text:p>
          </table:table-cell>
          <table:table-cell table:style-name="ce4" office:value-type="string" calcext:value-type="string">
            <text:p>ALEX PATRI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2-03-31" calcext:value-type="date">
            <text:p>3/31/1982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65" calcext:value-type="float">
            <text:p>195303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7001450" calcext:value-type="float">
            <text:p>2007001450</text:p>
          </table:table-cell>
          <table:table-cell table:style-name="ce4" office:value-type="string" calcext:value-type="string">
            <text:p>MATUS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POLIANA FERNAND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9-21" calcext:value-type="date">
            <text:p>9/21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66" calcext:value-type="float">
            <text:p>1953036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7001429" calcext:value-type="float">
            <text:p>2007001429</text:p>
          </table:table-cell>
          <table:table-cell table:style-name="ce4" office:value-type="string" calcext:value-type="string">
            <text:p>MELLADO</text:p>
          </table:table-cell>
          <table:table-cell table:style-name="ce4" office:value-type="string" calcext:value-type="string">
            <text:p>OYARZUN</text:p>
          </table:table-cell>
          <table:table-cell table:style-name="ce4" office:value-type="string" calcext:value-type="string">
            <text:p>DIEGO DAVID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1-14" calcext:value-type="date">
            <text:p>1/14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67" calcext:value-type="float">
            <text:p>195303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6001172" calcext:value-type="float">
            <text:p>2006001172</text:p>
          </table:table-cell>
          <table:table-cell table:style-name="ce4" office:value-type="string" calcext:value-type="string">
            <text:p>MENDOZA</text:p>
          </table:table-cell>
          <table:table-cell table:style-name="ce4" office:value-type="string" calcext:value-type="string">
            <text:p>MILLAR</text:p>
          </table:table-cell>
          <table:table-cell table:style-name="ce4" office:value-type="string" calcext:value-type="string">
            <text:p>DANIELA CAMIL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1-19" calcext:value-type="date">
            <text:p>1/19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68" calcext:value-type="float">
            <text:p>1953036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4000956" calcext:value-type="float">
            <text:p>2004000956</text:p>
          </table:table-cell>
          <table:table-cell table:style-name="ce4" office:value-type="string" calcext:value-type="string">
            <text:p>MONTANDON</text:p>
          </table:table-cell>
          <table:table-cell table:style-name="ce4" office:value-type="string" calcext:value-type="string">
            <text:p>MAYORGA</text:p>
          </table:table-cell>
          <table:table-cell table:style-name="ce4" office:value-type="string" calcext:value-type="string">
            <text:p>DAVID ANTOLI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2-14" calcext:value-type="date">
            <text:p>2/14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69" calcext:value-type="float">
            <text:p>1953036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3002449" calcext:value-type="float">
            <text:p>2003002449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NARANJO</text:p>
          </table:table-cell>
          <table:table-cell table:style-name="ce4" office:value-type="string" calcext:value-type="string">
            <text:p>MATÍAS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00-01-01" calcext:value-type="date">
            <text:p>1/1/190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70" calcext:value-type="float">
            <text:p>1953037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6001116" calcext:value-type="float">
            <text:p>2006001116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HUENCHULEO</text:p>
          </table:table-cell>
          <table:table-cell table:style-name="ce4" office:value-type="string" calcext:value-type="string">
            <text:p>GUIDO ANTON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3-06" calcext:value-type="date">
            <text:p>3/6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71" calcext:value-type="float">
            <text:p>1953037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5001388" calcext:value-type="float">
            <text:p>2005001388</text:p>
          </table:table-cell>
          <table:table-cell table:style-name="ce4" office:value-type="string" calcext:value-type="string">
            <text:p>MORENO</text:p>
          </table:table-cell>
          <table:table-cell table:style-name="ce4" office:value-type="string" calcext:value-type="string">
            <text:p>SANDOVAL</text:p>
          </table:table-cell>
          <table:table-cell table:style-name="ce4" office:value-type="string" calcext:value-type="string">
            <text:p>ABNER ISAÍA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3-30" calcext:value-type="date">
            <text:p>3/30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72" calcext:value-type="float">
            <text:p>1953037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9001142" calcext:value-type="float">
            <text:p>2009001142</text:p>
          </table:table-cell>
          <table:table-cell table:style-name="ce4" office:value-type="string" calcext:value-type="string">
            <text:p>MORENO</text:p>
          </table:table-cell>
          <table:table-cell table:style-name="ce4" office:value-type="string" calcext:value-type="string">
            <text:p>LORCA</text:p>
          </table:table-cell>
          <table:table-cell table:style-name="ce4" office:value-type="string" calcext:value-type="string">
            <text:p>FERNANDO ALEXI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0-10-18" calcext:value-type="date">
            <text:p>10/18/199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73" calcext:value-type="float">
            <text:p>195303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3002484" calcext:value-type="float">
            <text:p>2003002484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ESPINOZA</text:p>
          </table:table-cell>
          <table:table-cell table:style-name="ce4" office:value-type="string" calcext:value-type="string">
            <text:p>DANIEL IVÁN CLODOMI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10-23" calcext:value-type="date">
            <text:p>10/23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74" calcext:value-type="float">
            <text:p>1953037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7001477" calcext:value-type="float">
            <text:p>2007001477</text:p>
          </table:table-cell>
          <table:table-cell table:style-name="ce4" office:value-type="string" calcext:value-type="string">
            <text:p>NAVARRO</text:p>
          </table:table-cell>
          <table:table-cell table:style-name="ce4" office:value-type="string" calcext:value-type="string">
            <text:p>HORMAZABAL</text:p>
          </table:table-cell>
          <table:table-cell table:style-name="ce4" office:value-type="string" calcext:value-type="string">
            <text:p>DENNIS CRISTI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12-03" calcext:value-type="date">
            <text:p>12/3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75" calcext:value-type="float">
            <text:p>1953037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3002424" calcext:value-type="float">
            <text:p>2003002424</text:p>
          </table:table-cell>
          <table:table-cell table:style-name="ce4" office:value-type="string" calcext:value-type="string">
            <text:p>NEGRON</text:p>
          </table:table-cell>
          <table:table-cell table:style-name="ce4" office:value-type="string" calcext:value-type="string">
            <text:p>ARCOS</text:p>
          </table:table-cell>
          <table:table-cell table:style-name="ce4" office:value-type="string" calcext:value-type="string">
            <text:p>IGNACIO ALONS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1-15" calcext:value-type="date">
            <text:p>1/15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76" calcext:value-type="float">
            <text:p>1953037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5001425" calcext:value-type="float">
            <text:p>2005001425</text:p>
          </table:table-cell>
          <table:table-cell table:style-name="ce4" office:value-type="string" calcext:value-type="string">
            <text:p>OLGUIN</text:p>
          </table:table-cell>
          <table:table-cell table:style-name="ce4" office:value-type="string" calcext:value-type="string">
            <text:p>ANJEL</text:p>
          </table:table-cell>
          <table:table-cell table:style-name="ce4" office:value-type="string" calcext:value-type="string">
            <text:p>JESSICA ALEJANDR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4-17" calcext:value-type="date">
            <text:p>4/17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77" calcext:value-type="float">
            <text:p>1953037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4000983" calcext:value-type="float">
            <text:p>2004000983</text:p>
          </table:table-cell>
          <table:table-cell table:style-name="ce4" office:value-type="string" calcext:value-type="string">
            <text:p>ORELLANA</text:p>
          </table:table-cell>
          <table:table-cell table:style-name="ce4" office:value-type="string" calcext:value-type="string">
            <text:p>BARRIGA</text:p>
          </table:table-cell>
          <table:table-cell table:style-name="ce4" office:value-type="string" calcext:value-type="string">
            <text:p>JUAN CARLO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3-01-07" calcext:value-type="date">
            <text:p>1/7/1983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78" calcext:value-type="float">
            <text:p>19530378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3220008" calcext:value-type="float">
            <text:p>2003220008</text:p>
          </table:table-cell>
          <table:table-cell table:style-name="ce4" office:value-type="string" calcext:value-type="string">
            <text:p>ORTIZ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HALINA ABIGAI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2-01-01" calcext:value-type="date">
            <text:p>1/1/1982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79" calcext:value-type="float">
            <text:p>1953037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3002444" calcext:value-type="float">
            <text:p>2003002444</text:p>
          </table:table-cell>
          <table:table-cell table:style-name="ce4" office:value-type="string" calcext:value-type="string">
            <text:p>OYARZUN</text:p>
          </table:table-cell>
          <table:table-cell table:style-name="ce4" office:value-type="string" calcext:value-type="string">
            <text:p>VALDEBENITO</text:p>
          </table:table-cell>
          <table:table-cell table:style-name="ce4" office:value-type="string" calcext:value-type="string">
            <text:p>MANUEL OCTAV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79-08-05" calcext:value-type="date">
            <text:p>8/5/197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80" calcext:value-type="float">
            <text:p>1953038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6001101" calcext:value-type="float">
            <text:p>2006001101</text:p>
          </table:table-cell>
          <table:table-cell table:style-name="ce4" office:value-type="string" calcext:value-type="string">
            <text:p>PARADA</text:p>
          </table:table-cell>
          <table:table-cell table:style-name="ce4" office:value-type="string" calcext:value-type="string">
            <text:p>ROCHA</text:p>
          </table:table-cell>
          <table:table-cell table:style-name="ce4" office:value-type="string" calcext:value-type="string">
            <text:p>EMILIO IGNA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1-22" calcext:value-type="date">
            <text:p>1/22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81" calcext:value-type="float">
            <text:p>1953038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4000951" calcext:value-type="float">
            <text:p>2004000951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ABURTO</text:p>
          </table:table-cell>
          <table:table-cell table:style-name="ce4" office:value-type="string" calcext:value-type="string">
            <text:p>PABLO ALBERT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5-10-16" calcext:value-type="date">
            <text:p>10/16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82" calcext:value-type="float">
            <text:p>1953038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6001111" calcext:value-type="float">
            <text:p>2006001111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FIGUEROA</text:p>
          </table:table-cell>
          <table:table-cell table:style-name="ce4" office:value-type="string" calcext:value-type="string">
            <text:p>ALEJANDRO JAVIE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1-26" calcext:value-type="date">
            <text:p>1/26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83" calcext:value-type="float">
            <text:p>1953038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4001002" calcext:value-type="float">
            <text:p>2004001002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FONCEA</text:p>
          </table:table-cell>
          <table:table-cell table:style-name="ce4" office:value-type="string" calcext:value-type="string">
            <text:p>RODRIG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00-01-01" calcext:value-type="date">
            <text:p>1/1/190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84" calcext:value-type="float">
            <text:p>1953038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5001396" calcext:value-type="float">
            <text:p>2005001396</text:p>
          </table:table-cell>
          <table:table-cell table:style-name="ce4" office:value-type="string" calcext:value-type="string">
            <text:p>QUEZADA</text:p>
          </table:table-cell>
          <table:table-cell table:style-name="ce4" office:value-type="string" calcext:value-type="string">
            <text:p>MENDEZ</text:p>
          </table:table-cell>
          <table:table-cell table:style-name="ce4" office:value-type="string" calcext:value-type="string">
            <text:p>CHRISTOPHER ANTONI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3-07-04" calcext:value-type="date">
            <text:p>7/4/1983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85" calcext:value-type="float">
            <text:p>1953038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002473" calcext:value-type="float">
            <text:p>2003002473</text:p>
          </table:table-cell>
          <table:table-cell table:style-name="ce4" office:value-type="string" calcext:value-type="string">
            <text:p>RAMIREZ</text:p>
          </table:table-cell>
          <table:table-cell table:style-name="ce4" office:value-type="string" calcext:value-type="string">
            <text:p>ANTECAO</text:p>
          </table:table-cell>
          <table:table-cell table:style-name="ce4" office:value-type="string" calcext:value-type="string">
            <text:p>SEBASTIÁN ALONS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3-06-12" calcext:value-type="date">
            <text:p>6/12/1983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86" calcext:value-type="float">
            <text:p>1953038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8001137" calcext:value-type="float">
            <text:p>2008001137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CONTRERAS</text:p>
          </table:table-cell>
          <table:table-cell table:style-name="ce4" office:value-type="string" calcext:value-type="string">
            <text:p>JUAN CRISTOBA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2-24" calcext:value-type="date">
            <text:p>2/24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87" calcext:value-type="float">
            <text:p>1953038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6001095" calcext:value-type="float">
            <text:p>2006001095</text:p>
          </table:table-cell>
          <table:table-cell table:style-name="ce4" office:value-type="string" calcext:value-type="string">
            <text:p>RIQUELME</text:p>
          </table:table-cell>
          <table:table-cell table:style-name="ce4" office:value-type="string" calcext:value-type="string">
            <text:p>ASTETE</text:p>
          </table:table-cell>
          <table:table-cell table:style-name="ce4" office:value-type="string" calcext:value-type="string">
            <text:p>MIGUEL FRANCISC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2-26" calcext:value-type="date">
            <text:p>2/26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88" calcext:value-type="float">
            <text:p>1953038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3002439" calcext:value-type="float">
            <text:p>2003002439</text:p>
          </table:table-cell>
          <table:table-cell table:style-name="ce4" office:value-type="string" calcext:value-type="string">
            <text:p>RODRIGUEZ</text:p>
          </table:table-cell>
          <table:table-cell table:style-name="ce4" office:value-type="string" calcext:value-type="string">
            <text:p>CARVAJAL</text:p>
          </table:table-cell>
          <table:table-cell table:style-name="ce4" office:value-type="string" calcext:value-type="string">
            <text:p>MAURICI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3-09-26" calcext:value-type="date">
            <text:p>9/26/1983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89" calcext:value-type="float">
            <text:p>1953038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5001387" calcext:value-type="float">
            <text:p>2005001387</text:p>
          </table:table-cell>
          <table:table-cell table:style-name="ce4" office:value-type="string" calcext:value-type="string">
            <text:p>RUEDA</text:p>
          </table:table-cell>
          <table:table-cell table:style-name="ce4" office:value-type="string" calcext:value-type="string">
            <text:p>MATUS</text:p>
          </table:table-cell>
          <table:table-cell table:style-name="ce4" office:value-type="string" calcext:value-type="string">
            <text:p>EDUARD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7-24" calcext:value-type="date">
            <text:p>7/24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90" calcext:value-type="float">
            <text:p>1953039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4000938" calcext:value-type="float">
            <text:p>2004000938</text:p>
          </table:table-cell>
          <table:table-cell table:style-name="ce4" office:value-type="string" calcext:value-type="string">
            <text:p>RUEDI</text:p>
          </table:table-cell>
          <table:table-cell table:style-name="ce4" office:value-type="string" calcext:value-type="string">
            <text:p>VEGA</text:p>
          </table:table-cell>
          <table:table-cell table:style-name="ce4" office:value-type="string" calcext:value-type="string">
            <text:p>CLAUDIO ANDRES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5-07-15" calcext:value-type="date">
            <text:p>7/15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91" calcext:value-type="float">
            <text:p>19530391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6001139" calcext:value-type="float">
            <text:p>2006001139</text:p>
          </table:table-cell>
          <table:table-cell table:style-name="ce4" office:value-type="string" calcext:value-type="string">
            <text:p>SALDAÑA</text:p>
          </table:table-cell>
          <table:table-cell table:style-name="ce4" office:value-type="string" calcext:value-type="string">
            <text:p>GUZMAN</text:p>
          </table:table-cell>
          <table:table-cell table:style-name="ce4" office:value-type="string" calcext:value-type="string">
            <text:p>FELIPE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4-07" calcext:value-type="date">
            <text:p>4/7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92" calcext:value-type="float">
            <text:p>1953039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5001444" calcext:value-type="float">
            <text:p>2005001444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PINCHEIRA</text:p>
          </table:table-cell>
          <table:table-cell table:style-name="ce4" office:value-type="string" calcext:value-type="string">
            <text:p>ROBERTO ALEXI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9-01" calcext:value-type="date">
            <text:p>9/1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93" calcext:value-type="float">
            <text:p>1953039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08001097" calcext:value-type="float">
            <text:p>2008001097</text:p>
          </table:table-cell>
          <table:table-cell table:style-name="ce4" office:value-type="string" calcext:value-type="string">
            <text:p>SEPULVEDA</text:p>
          </table:table-cell>
          <table:table-cell table:style-name="ce4" office:value-type="string" calcext:value-type="string">
            <text:p>QUEZADA</text:p>
          </table:table-cell>
          <table:table-cell table:style-name="ce4" office:value-type="string" calcext:value-type="string">
            <text:p>MANUEL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12-11" calcext:value-type="date">
            <text:p>12/11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94" calcext:value-type="float">
            <text:p>1953039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3002516" calcext:value-type="float">
            <text:p>2003002516</text:p>
          </table:table-cell>
          <table:table-cell table:style-name="ce4" office:value-type="string" calcext:value-type="string">
            <text:p>SEPULVEDA</text:p>
          </table:table-cell>
          <table:table-cell table:style-name="ce4" office:value-type="string" calcext:value-type="string">
            <text:p>SOLÍS</text:p>
          </table:table-cell>
          <table:table-cell table:style-name="ce4" office:value-type="string" calcext:value-type="string">
            <text:p>ARIEL ERNEST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5-02-07" calcext:value-type="date">
            <text:p>2/7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95" calcext:value-type="float">
            <text:p>195303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3002480" calcext:value-type="float">
            <text:p>2003002480</text:p>
          </table:table-cell>
          <table:table-cell table:style-name="ce4" office:value-type="string" calcext:value-type="string">
            <text:p>SEPULVEDA</text:p>
          </table:table-cell>
          <table:table-cell table:style-name="ce4" office:value-type="string" calcext:value-type="string">
            <text:p>URIBE</text:p>
          </table:table-cell>
          <table:table-cell table:style-name="ce4" office:value-type="string" calcext:value-type="string">
            <text:p>JORGE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0-10-15" calcext:value-type="date">
            <text:p>10/15/198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96" calcext:value-type="float">
            <text:p>1953039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9001282" calcext:value-type="float">
            <text:p>2009001282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ROCIO DEL PILA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1-04-24" calcext:value-type="date">
            <text:p>4/24/1991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97" calcext:value-type="float">
            <text:p>1953039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04000942" calcext:value-type="float">
            <text:p>2004000942</text:p>
          </table:table-cell>
          <table:table-cell table:style-name="ce4" office:value-type="string" calcext:value-type="string">
            <text:p>SOTELO</text:p>
          </table:table-cell>
          <table:table-cell table:style-name="ce4" office:value-type="string" calcext:value-type="string">
            <text:p>TORO</text:p>
          </table:table-cell>
          <table:table-cell table:style-name="ce4" office:value-type="string" calcext:value-type="string">
            <text:p>EMILIO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8-06" calcext:value-type="date">
            <text:p>8/6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98" calcext:value-type="float">
            <text:p>1953039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3002447" calcext:value-type="float">
            <text:p>2003002447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CABALLERO</text:p>
          </table:table-cell>
          <table:table-cell table:style-name="ce4" office:value-type="string" calcext:value-type="string">
            <text:p>AXEL LUIS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5-01-26" calcext:value-type="date">
            <text:p>1/26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399" calcext:value-type="float">
            <text:p>1953039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6001173" calcext:value-type="float">
            <text:p>2006001173</text:p>
          </table:table-cell>
          <table:table-cell table:style-name="ce4" office:value-type="string" calcext:value-type="string">
            <text:p>TEJO</text:p>
          </table:table-cell>
          <table:table-cell table:style-name="ce4" office:value-type="string" calcext:value-type="string">
            <text:p>PALOMINOS</text:p>
          </table:table-cell>
          <table:table-cell table:style-name="ce4" office:value-type="string" calcext:value-type="string">
            <text:p>SERGIO ANDRES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8-02-04" calcext:value-type="date">
            <text:p>2/4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00" calcext:value-type="float">
            <text:p>19530400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6001092" calcext:value-type="float">
            <text:p>2006001092</text:p>
          </table:table-cell>
          <table:table-cell table:style-name="ce4" office:value-type="string" calcext:value-type="string">
            <text:p>THIERS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BETSY ALEJANDR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9-14" calcext:value-type="date">
            <text:p>9/14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01" calcext:value-type="float">
            <text:p>195304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5001375" calcext:value-type="float">
            <text:p>2005001375</text:p>
          </table:table-cell>
          <table:table-cell table:style-name="ce4" office:value-type="string" calcext:value-type="string">
            <text:p>TOLEDO</text:p>
          </table:table-cell>
          <table:table-cell table:style-name="ce4" office:value-type="string" calcext:value-type="string">
            <text:p>VALLEJOS</text:p>
          </table:table-cell>
          <table:table-cell table:style-name="ce4" office:value-type="string" calcext:value-type="string">
            <text:p>CRISTHIAN MARCE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5-28" calcext:value-type="date">
            <text:p>5/28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02" calcext:value-type="float">
            <text:p>195304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5001376" calcext:value-type="float">
            <text:p>2005001376</text:p>
          </table:table-cell>
          <table:table-cell table:style-name="ce4" office:value-type="string" calcext:value-type="string">
            <text:p>TORO</text:p>
          </table:table-cell>
          <table:table-cell table:style-name="ce4" office:value-type="string" calcext:value-type="string">
            <text:p>VASQUEZ</text:p>
          </table:table-cell>
          <table:table-cell table:style-name="ce4" office:value-type="string" calcext:value-type="string">
            <text:p>RODRIGO GONZAL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1-04" calcext:value-type="date">
            <text:p>1/4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03" calcext:value-type="float">
            <text:p>195304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3002514" calcext:value-type="float">
            <text:p>2003002514</text:p>
          </table:table-cell>
          <table:table-cell table:style-name="ce4" office:value-type="string" calcext:value-type="string">
            <text:p>TORRES</text:p>
          </table:table-cell>
          <table:table-cell table:style-name="ce4" office:value-type="string" calcext:value-type="string">
            <text:p>LLANCALAHUEN</text:p>
          </table:table-cell>
          <table:table-cell table:style-name="ce4" office:value-type="string" calcext:value-type="string">
            <text:p>ANIBAL ALBER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2-21" calcext:value-type="date">
            <text:p>2/21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04" calcext:value-type="float">
            <text:p>195304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4000952" calcext:value-type="float">
            <text:p>2004000952</text:p>
          </table:table-cell>
          <table:table-cell table:style-name="ce4" office:value-type="string" calcext:value-type="string">
            <text:p>VALDEBENITO</text:p>
          </table:table-cell>
          <table:table-cell table:style-name="ce4" office:value-type="string" calcext:value-type="string">
            <text:p>SANDOVAL</text:p>
          </table:table-cell>
          <table:table-cell table:style-name="ce4" office:value-type="string" calcext:value-type="string">
            <text:p>NICOLAS ALBERT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4-08-10" calcext:value-type="date">
            <text:p>8/10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05" calcext:value-type="float">
            <text:p>1953040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4000931" calcext:value-type="float">
            <text:p>2004000931</text:p>
          </table:table-cell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VEGA</text:p>
          </table:table-cell>
          <table:table-cell table:style-name="ce4" office:value-type="string" calcext:value-type="string">
            <text:p>JOSE PATRI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9-30" calcext:value-type="date">
            <text:p>9/30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06" calcext:value-type="float">
            <text:p>195304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05001430" calcext:value-type="float">
            <text:p>2005001430</text:p>
          </table:table-cell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GODOY</text:p>
          </table:table-cell>
          <table:table-cell table:style-name="ce4" office:value-type="string" calcext:value-type="string">
            <text:p>MACARENA ROXAN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4-19" calcext:value-type="date">
            <text:p>4/19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07" calcext:value-type="float">
            <text:p>1953040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9001146" calcext:value-type="float">
            <text:p>2009001146</text:p>
          </table:table-cell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MANQUEPILLÁN</text:p>
          </table:table-cell>
          <table:table-cell table:style-name="ce4" office:value-type="string" calcext:value-type="string">
            <text:p>DIEGO MATIA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0-04-12" calcext:value-type="date">
            <text:p>4/12/199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08" calcext:value-type="float">
            <text:p>1953040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3002508" calcext:value-type="float">
            <text:p>2003002508</text:p>
          </table:table-cell>
          <table:table-cell table:style-name="ce4" office:value-type="string" calcext:value-type="string">
            <text:p>VALLEJOS</text:p>
          </table:table-cell>
          <table:table-cell table:style-name="ce4" office:value-type="string" calcext:value-type="string">
            <text:p>MONDACA</text:p>
          </table:table-cell>
          <table:table-cell table:style-name="ce4" office:value-type="string" calcext:value-type="string">
            <text:p>CRISTIAN ALEXI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1-06" calcext:value-type="date">
            <text:p>1/6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09" calcext:value-type="float">
            <text:p>1953040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8001069" calcext:value-type="float">
            <text:p>2008001069</text:p>
          </table:table-cell>
          <table:table-cell table:style-name="ce4" office:value-type="string" calcext:value-type="string">
            <text:p>VERGARAY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ANDRES ALFONS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7-31" calcext:value-type="date">
            <text:p>7/31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10" calcext:value-type="float">
            <text:p>195304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16014284" calcext:value-type="float">
            <text:p>2016014284</text:p>
          </table:table-cell>
          <table:table-cell table:style-name="ce4" office:value-type="string" calcext:value-type="string">
            <text:p>MIERES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ERWIN SANTIAG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10-06" calcext:value-type="date">
            <text:p>10/6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11" calcext:value-type="float">
            <text:p>195304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16013915" calcext:value-type="float">
            <text:p>2016013915</text:p>
          </table:table-cell>
          <table:table-cell table:style-name="ce4" office:value-type="string" calcext:value-type="string">
            <text:p>MIGNOLET</text:p>
          </table:table-cell>
          <table:table-cell table:style-name="ce4" office:value-type="string" calcext:value-type="string">
            <text:p>PICHINAO</text:p>
          </table:table-cell>
          <table:table-cell table:style-name="ce4" office:value-type="string" calcext:value-type="string">
            <text:p>JUAN PABL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5-20" calcext:value-type="date">
            <text:p>5/20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12" calcext:value-type="float">
            <text:p>195304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6020076" calcext:value-type="float">
            <text:p>2016020076</text:p>
          </table:table-cell>
          <table:table-cell table:style-name="ce4" office:value-type="string" calcext:value-type="string">
            <text:p>MILLAHUAL</text:p>
          </table:table-cell>
          <table:table-cell table:style-name="ce4" office:value-type="string" calcext:value-type="string">
            <text:p>CACERES</text:p>
          </table:table-cell>
          <table:table-cell table:style-name="ce4" office:value-type="string" calcext:value-type="string">
            <text:p>JENIFER ALEXAND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5-25" calcext:value-type="date">
            <text:p>5/25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13" calcext:value-type="float">
            <text:p>195304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13010951" calcext:value-type="float">
            <text:p>2013010951</text:p>
          </table:table-cell>
          <table:table-cell table:style-name="ce4" office:value-type="string" calcext:value-type="string">
            <text:p>MOENA</text:p>
          </table:table-cell>
          <table:table-cell table:style-name="ce4" office:value-type="string" calcext:value-type="string">
            <text:p>PARRA</text:p>
          </table:table-cell>
          <table:table-cell table:style-name="ce4" office:value-type="string" calcext:value-type="string">
            <text:p>CESAR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5-01-06" calcext:value-type="date">
            <text:p>1/6/199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14" calcext:value-type="float">
            <text:p>195304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4011741" calcext:value-type="float">
            <text:p>2014011741</text:p>
          </table:table-cell>
          <table:table-cell table:style-name="ce4" office:value-type="string" calcext:value-type="string">
            <text:p>MOLINA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JAIME FRANCISC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06-04" calcext:value-type="date">
            <text:p>6/4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15" calcext:value-type="float">
            <text:p>195304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16012722" calcext:value-type="float">
            <text:p>2016012722</text:p>
          </table:table-cell>
          <table:table-cell table:style-name="ce4" office:value-type="string" calcext:value-type="string">
            <text:p>MONCADA</text:p>
          </table:table-cell>
          <table:table-cell table:style-name="ce4" office:value-type="string" calcext:value-type="string">
            <text:p>SALGADO</text:p>
          </table:table-cell>
          <table:table-cell table:style-name="ce4" office:value-type="string" calcext:value-type="string">
            <text:p>DARIO MARCO AN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3-22" calcext:value-type="date">
            <text:p>3/22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16" calcext:value-type="float">
            <text:p>1953041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3010957" calcext:value-type="float">
            <text:p>2013010957</text:p>
          </table:table-cell>
          <table:table-cell table:style-name="ce4" office:value-type="string" calcext:value-type="string">
            <text:p>MONROY</text:p>
          </table:table-cell>
          <table:table-cell table:style-name="ce4" office:value-type="string" calcext:value-type="string">
            <text:p>NAVARRETE</text:p>
          </table:table-cell>
          <table:table-cell table:style-name="ce4" office:value-type="string" calcext:value-type="string">
            <text:p>DANIELA ALEJAND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5-01-21" calcext:value-type="date">
            <text:p>1/21/199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17" calcext:value-type="float">
            <text:p>195304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16070169" calcext:value-type="float">
            <text:p>2016070169</text:p>
          </table:table-cell>
          <table:table-cell table:style-name="ce4" office:value-type="string" calcext:value-type="string">
            <text:p>MONTALBA</text:p>
          </table:table-cell>
          <table:table-cell table:style-name="ce4" office:value-type="string" calcext:value-type="string">
            <text:p>AGUERO</text:p>
          </table:table-cell>
          <table:table-cell table:style-name="ce4" office:value-type="string" calcext:value-type="string">
            <text:p>MARCO ANTON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2-09" calcext:value-type="date">
            <text:p>2/9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18" calcext:value-type="float">
            <text:p>1953041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5011836" calcext:value-type="float">
            <text:p>2015011836</text:p>
          </table:table-cell>
          <table:table-cell table:style-name="ce4" office:value-type="string" calcext:value-type="string">
            <text:p>MONTERO</text:p>
          </table:table-cell>
          <table:table-cell table:style-name="ce4" office:value-type="string" calcext:value-type="string">
            <text:p>SÁEZ</text:p>
          </table:table-cell>
          <table:table-cell table:style-name="ce4" office:value-type="string" calcext:value-type="string">
            <text:p>GUSTAVO ARIE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11-24" calcext:value-type="date">
            <text:p>11/24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19" calcext:value-type="float">
            <text:p>1953041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2011825" calcext:value-type="float">
            <text:p>2012011825</text:p>
          </table:table-cell>
          <table:table-cell table:style-name="ce4" office:value-type="string" calcext:value-type="string">
            <text:p>MONTIEL</text:p>
          </table:table-cell>
          <table:table-cell table:style-name="ce4" office:value-type="string" calcext:value-type="string">
            <text:p>KAHLER</text:p>
          </table:table-cell>
          <table:table-cell table:style-name="ce4" office:value-type="string" calcext:value-type="string">
            <text:p>LUIS ANTON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4-10-15" calcext:value-type="date">
            <text:p>10/15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20" calcext:value-type="float">
            <text:p>195304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3120185" calcext:value-type="float">
            <text:p>2013120185</text:p>
          </table:table-cell>
          <table:table-cell table:style-name="ce4" office:value-type="string" calcext:value-type="string">
            <text:p>MORAGA</text:p>
          </table:table-cell>
          <table:table-cell table:style-name="ce4" office:value-type="string" calcext:value-type="string">
            <text:p>MOLINA</text:p>
          </table:table-cell>
          <table:table-cell table:style-name="ce4" office:value-type="string" calcext:value-type="string">
            <text:p>DANIELA JOS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4-01-22" calcext:value-type="date">
            <text:p>1/22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21" calcext:value-type="float">
            <text:p>195304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6014632" calcext:value-type="float">
            <text:p>2016014632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OSSES</text:p>
          </table:table-cell>
          <table:table-cell table:style-name="ce4" office:value-type="string" calcext:value-type="string">
            <text:p>FELIPE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6-08" calcext:value-type="date">
            <text:p>6/8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22" calcext:value-type="float">
            <text:p>195304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6012996" calcext:value-type="float">
            <text:p>2016012996</text:p>
          </table:table-cell>
          <table:table-cell table:style-name="ce4" office:value-type="string" calcext:value-type="string">
            <text:p>MORENO</text:p>
          </table:table-cell>
          <table:table-cell table:style-name="ce4" office:value-type="string" calcext:value-type="string">
            <text:p>YEVENES</text:p>
          </table:table-cell>
          <table:table-cell table:style-name="ce4" office:value-type="string" calcext:value-type="string">
            <text:p>RODRIGO ALEJAND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5-20" calcext:value-type="date">
            <text:p>5/20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23" calcext:value-type="float">
            <text:p>1953042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16020189" calcext:value-type="float">
            <text:p>2016020189</text:p>
          </table:table-cell>
          <table:table-cell table:style-name="ce4" office:value-type="string" calcext:value-type="string">
            <text:p>MUNIZAGA</text:p>
          </table:table-cell>
          <table:table-cell table:style-name="ce4" office:value-type="string" calcext:value-type="string">
            <text:p>CARRASCO</text:p>
          </table:table-cell>
          <table:table-cell table:style-name="ce4" office:value-type="string" calcext:value-type="string">
            <text:p>JAIME EDINSO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04-24" calcext:value-type="date">
            <text:p>4/24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24" calcext:value-type="float">
            <text:p>1953042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5011328" calcext:value-type="float">
            <text:p>2015011328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JAQUE</text:p>
          </table:table-cell>
          <table:table-cell table:style-name="ce4" office:value-type="string" calcext:value-type="string">
            <text:p>RICHARD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5-05-26" calcext:value-type="date">
            <text:p>5/26/199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25" calcext:value-type="float">
            <text:p>195304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6011120" calcext:value-type="float">
            <text:p>2016011120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PUENTE</text:p>
          </table:table-cell>
          <table:table-cell table:style-name="ce4" office:value-type="string" calcext:value-type="string">
            <text:p>CRISTIAN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07-02" calcext:value-type="date">
            <text:p>7/2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26" calcext:value-type="float">
            <text:p>1953042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6011331" calcext:value-type="float">
            <text:p>2016011331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ANCAGUAY</text:p>
          </table:table-cell>
          <table:table-cell table:style-name="ce4" office:value-type="string" calcext:value-type="string">
            <text:p>SIMON ALEXANDER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6-01-10" calcext:value-type="date">
            <text:p>1/10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27" calcext:value-type="float">
            <text:p>195304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5014011" calcext:value-type="float">
            <text:p>2015014011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POBLETE</text:p>
          </table:table-cell>
          <table:table-cell table:style-name="ce4" office:value-type="string" calcext:value-type="string">
            <text:p>OSCAR ESTEB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10-13" calcext:value-type="date">
            <text:p>10/13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28" calcext:value-type="float">
            <text:p>195304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6013562" calcext:value-type="float">
            <text:p>2016013562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SAEZ</text:p>
          </table:table-cell>
          <table:table-cell table:style-name="ce4" office:value-type="string" calcext:value-type="string">
            <text:p>ROBERTO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1-15" calcext:value-type="date">
            <text:p>1/15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29" calcext:value-type="float">
            <text:p>1953042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1150724" calcext:value-type="float">
            <text:p>2011150724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VIVAR</text:p>
          </table:table-cell>
          <table:table-cell table:style-name="ce4" office:value-type="string" calcext:value-type="string">
            <text:p>CRISTIAN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2-03-07" calcext:value-type="date">
            <text:p>3/7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30" calcext:value-type="float">
            <text:p>19530430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8001159" calcext:value-type="float">
            <text:p>2008001159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POVEDA</text:p>
          </table:table-cell>
          <table:table-cell table:style-name="ce4" office:value-type="string" calcext:value-type="string">
            <text:p>JEAN PAU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7-15" calcext:value-type="date">
            <text:p>7/15/1989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31" calcext:value-type="float">
            <text:p>1953043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6013600" calcext:value-type="float">
            <text:p>2016013600</text:p>
          </table:table-cell>
          <table:table-cell table:style-name="ce4" office:value-type="string" calcext:value-type="string">
            <text:p>NAHUEL</text:p>
          </table:table-cell>
          <table:table-cell table:style-name="ce4" office:value-type="string" calcext:value-type="string">
            <text:p>DE LA FUENTE</text:p>
          </table:table-cell>
          <table:table-cell table:style-name="ce4" office:value-type="string" calcext:value-type="string">
            <text:p>EMANUEL ENRIQU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8-28" calcext:value-type="date">
            <text:p>8/28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32" calcext:value-type="float">
            <text:p>195304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1151512" calcext:value-type="float">
            <text:p>2011151512</text:p>
          </table:table-cell>
          <table:table-cell table:style-name="ce4" office:value-type="string" calcext:value-type="string">
            <text:p>NAVARRETE</text:p>
          </table:table-cell>
          <table:table-cell table:style-name="ce4" office:value-type="string" calcext:value-type="string">
            <text:p>FIGUEROA</text:p>
          </table:table-cell>
          <table:table-cell table:style-name="ce4" office:value-type="string" calcext:value-type="string">
            <text:p>LESLIE MARIOLY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3-03-16" calcext:value-type="date">
            <text:p>3/16/1993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33" calcext:value-type="float">
            <text:p>1953043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5010260" calcext:value-type="float">
            <text:p>2015010260</text:p>
          </table:table-cell>
          <table:table-cell table:style-name="ce4" office:value-type="string" calcext:value-type="string">
            <text:p>NAVARRETE</text:p>
          </table:table-cell>
          <table:table-cell table:style-name="ce4" office:value-type="string" calcext:value-type="string">
            <text:p>RINGELE</text:p>
          </table:table-cell>
          <table:table-cell table:style-name="ce4" office:value-type="string" calcext:value-type="string">
            <text:p>VICTOR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2-02-11" calcext:value-type="date">
            <text:p>2/11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34" calcext:value-type="float">
            <text:p>195304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12011584" calcext:value-type="float">
            <text:p>2012011584</text:p>
          </table:table-cell>
          <table:table-cell table:style-name="ce4" office:value-type="string" calcext:value-type="string">
            <text:p>NAVARRETE</text:p>
          </table:table-cell>
          <table:table-cell table:style-name="ce4" office:value-type="string" calcext:value-type="string">
            <text:p>JELDRES</text:p>
          </table:table-cell>
          <table:table-cell table:style-name="ce4" office:value-type="string" calcext:value-type="string">
            <text:p>ALFRED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4-05-16" calcext:value-type="date">
            <text:p>5/16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35" calcext:value-type="float">
            <text:p>195304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5012900" calcext:value-type="float">
            <text:p>2015012900</text:p>
          </table:table-cell>
          <table:table-cell table:style-name="ce4" office:value-type="string" calcext:value-type="string">
            <text:p>NAVARRO</text:p>
          </table:table-cell>
          <table:table-cell table:style-name="ce4" office:value-type="string" calcext:value-type="string">
            <text:p>MARDONES</text:p>
          </table:table-cell>
          <table:table-cell table:style-name="ce4" office:value-type="string" calcext:value-type="string">
            <text:p>JOAN MANUE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12-23" calcext:value-type="date">
            <text:p>12/23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36" calcext:value-type="float">
            <text:p>195304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9001161" calcext:value-type="float">
            <text:p>2009001161</text:p>
          </table:table-cell>
          <table:table-cell table:style-name="ce4" office:value-type="string" calcext:value-type="string">
            <text:p>NEIRA</text:p>
          </table:table-cell>
          <table:table-cell table:style-name="ce4" office:value-type="string" calcext:value-type="string">
            <text:p>QUINTANA</text:p>
          </table:table-cell>
          <table:table-cell table:style-name="ce4" office:value-type="string" calcext:value-type="string">
            <text:p>IVAN HERAL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1-03-07" calcext:value-type="date">
            <text:p>3/7/1991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37" calcext:value-type="float">
            <text:p>1953043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16014884" calcext:value-type="float">
            <text:p>2016014884</text:p>
          </table:table-cell>
          <table:table-cell table:style-name="ce4" office:value-type="string" calcext:value-type="string">
            <text:p>NÚÑEZ</text:p>
          </table:table-cell>
          <table:table-cell table:style-name="ce4" office:value-type="string" calcext:value-type="string">
            <text:p>FERNANDEZ</text:p>
          </table:table-cell>
          <table:table-cell table:style-name="ce4" office:value-type="string" calcext:value-type="string">
            <text:p>NORMAN MAR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5-28" calcext:value-type="date">
            <text:p>5/28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38" calcext:value-type="float">
            <text:p>1953043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5013300" calcext:value-type="float">
            <text:p>2015013300</text:p>
          </table:table-cell>
          <table:table-cell table:style-name="ce4" office:value-type="string" calcext:value-type="string">
            <text:p>OBERG</text:p>
          </table:table-cell>
          <table:table-cell table:style-name="ce4" office:value-type="string" calcext:value-type="string">
            <text:p>JIMENEZ</text:p>
          </table:table-cell>
          <table:table-cell table:style-name="ce4" office:value-type="string" calcext:value-type="string">
            <text:p>JORGE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2-07" calcext:value-type="date">
            <text:p>2/7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39" calcext:value-type="float">
            <text:p>1953043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16014124" calcext:value-type="float">
            <text:p>2016014124</text:p>
          </table:table-cell>
          <table:table-cell table:style-name="ce4" office:value-type="string" calcext:value-type="string">
            <text:p>ORELLANA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BASTIÁN ALEJANDR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7-12-17" calcext:value-type="date">
            <text:p>12/17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40" calcext:value-type="float">
            <text:p>195304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5011033" calcext:value-type="float">
            <text:p>2015011033</text:p>
          </table:table-cell>
          <table:table-cell table:style-name="ce4" office:value-type="string" calcext:value-type="string">
            <text:p>ORTEGA</text:p>
          </table:table-cell>
          <table:table-cell table:style-name="ce4" office:value-type="string" calcext:value-type="string">
            <text:p>PARRA</text:p>
          </table:table-cell>
          <table:table-cell table:style-name="ce4" office:value-type="string" calcext:value-type="string">
            <text:p>MATIAS IGNACI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6-02-20" calcext:value-type="date">
            <text:p>2/20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41" calcext:value-type="float">
            <text:p>195304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2010861" calcext:value-type="float">
            <text:p>2012010861</text:p>
          </table:table-cell>
          <table:table-cell table:style-name="ce4" office:value-type="string" calcext:value-type="string">
            <text:p>PALMA</text:p>
          </table:table-cell>
          <table:table-cell table:style-name="ce4" office:value-type="string" calcext:value-type="string">
            <text:p>CARRILLO</text:p>
          </table:table-cell>
          <table:table-cell table:style-name="ce4" office:value-type="string" calcext:value-type="string">
            <text:p>GINO ALESS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2-10-18" calcext:value-type="date">
            <text:p>10/18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42" calcext:value-type="float">
            <text:p>195304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5013197" calcext:value-type="float">
            <text:p>2015013197</text:p>
          </table:table-cell>
          <table:table-cell table:style-name="ce4" office:value-type="string" calcext:value-type="string">
            <text:p>PALMA</text:p>
          </table:table-cell>
          <table:table-cell table:style-name="ce4" office:value-type="string" calcext:value-type="string">
            <text:p>SANHUEZA</text:p>
          </table:table-cell>
          <table:table-cell table:style-name="ce4" office:value-type="string" calcext:value-type="string">
            <text:p>IGNACIO ANDRÉ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11-06" calcext:value-type="date">
            <text:p>11/6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43" calcext:value-type="float">
            <text:p>1953044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4011146" calcext:value-type="float">
            <text:p>2014011146</text:p>
          </table:table-cell>
          <table:table-cell table:style-name="ce4" office:value-type="string" calcext:value-type="string">
            <text:p>PALOMINOS</text:p>
          </table:table-cell>
          <table:table-cell table:style-name="ce4" office:value-type="string" calcext:value-type="string">
            <text:p>HERMOSILLA</text:p>
          </table:table-cell>
          <table:table-cell table:style-name="ce4" office:value-type="string" calcext:value-type="string">
            <text:p>JUAN JOS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5-07-03" calcext:value-type="date">
            <text:p>7/3/199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44" calcext:value-type="float">
            <text:p>1953044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2011386" calcext:value-type="float">
            <text:p>2012011386</text:p>
          </table:table-cell>
          <table:table-cell table:style-name="ce4" office:value-type="string" calcext:value-type="string">
            <text:p>PAREDES</text:p>
          </table:table-cell>
          <table:table-cell table:style-name="ce4" office:value-type="string" calcext:value-type="string">
            <text:p>RODRIGUEZ</text:p>
          </table:table-cell>
          <table:table-cell table:style-name="ce4" office:value-type="string" calcext:value-type="string">
            <text:p>CARLOS ARIE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3-12-15" calcext:value-type="date">
            <text:p>12/15/1993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45" calcext:value-type="float">
            <text:p>1953044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9001237" calcext:value-type="float">
            <text:p>2009001237</text:p>
          </table:table-cell>
          <table:table-cell table:style-name="ce4" office:value-type="string" calcext:value-type="string">
            <text:p>PARRA</text:p>
          </table:table-cell>
          <table:table-cell table:style-name="ce4" office:value-type="string" calcext:value-type="string">
            <text:p>MORA</text:p>
          </table:table-cell>
          <table:table-cell table:style-name="ce4" office:value-type="string" calcext:value-type="string">
            <text:p>MARCELO NEHEMIA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3-25" calcext:value-type="date">
            <text:p>3/25/1989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46" calcext:value-type="float">
            <text:p>1953044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10000936" calcext:value-type="float">
            <text:p>2010000936</text:p>
          </table:table-cell>
          <table:table-cell table:style-name="ce4" office:value-type="string" calcext:value-type="string">
            <text:p>PEÑA</text:p>
          </table:table-cell>
          <table:table-cell table:style-name="ce4" office:value-type="string" calcext:value-type="string">
            <text:p>GAETE</text:p>
          </table:table-cell>
          <table:table-cell table:style-name="ce4" office:value-type="string" calcext:value-type="string">
            <text:p>CAMILO EDUARD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0-07-17" calcext:value-type="date">
            <text:p>7/17/1990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47" calcext:value-type="float">
            <text:p>19530447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12011502" calcext:value-type="float">
            <text:p>2012011502</text:p>
          </table:table-cell>
          <table:table-cell table:style-name="ce4" office:value-type="string" calcext:value-type="string">
            <text:p>PEÑAILILLO</text:p>
          </table:table-cell>
          <table:table-cell table:style-name="ce4" office:value-type="string" calcext:value-type="string">
            <text:p>URRUTIA</text:p>
          </table:table-cell>
          <table:table-cell table:style-name="ce4" office:value-type="string" calcext:value-type="string">
            <text:p>DARIO RUBE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3-10-07" calcext:value-type="date">
            <text:p>10/7/1993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48" calcext:value-type="float">
            <text:p>1953044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1151685" calcext:value-type="float">
            <text:p>2011151685</text:p>
          </table:table-cell>
          <table:table-cell table:style-name="ce4" office:value-type="string" calcext:value-type="string">
            <text:p>PEREIRA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string" calcext:value-type="string">
            <text:p>ROBERTO IGNA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3-06-12" calcext:value-type="date">
            <text:p>6/12/1993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49" calcext:value-type="float">
            <text:p>195304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6014164" calcext:value-type="float">
            <text:p>2016014164</text:p>
          </table:table-cell>
          <table:table-cell table:style-name="ce4" office:value-type="string" calcext:value-type="string">
            <text:p>PINCHEIRA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string" calcext:value-type="string">
            <text:p>GONZALO HERNÁ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5-11" calcext:value-type="date">
            <text:p>5/11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50" calcext:value-type="float">
            <text:p>1953045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4011338" calcext:value-type="float">
            <text:p>2014011338</text:p>
          </table:table-cell>
          <table:table-cell table:style-name="ce4" office:value-type="string" calcext:value-type="string">
            <text:p>POBLETE</text:p>
          </table:table-cell>
          <table:table-cell table:style-name="ce4" office:value-type="string" calcext:value-type="string">
            <text:p>BRAVO</text:p>
          </table:table-cell>
          <table:table-cell table:style-name="ce4" office:value-type="string" calcext:value-type="string">
            <text:p>JAIME IGNA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5-11-25" calcext:value-type="date">
            <text:p>11/25/199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51" calcext:value-type="float">
            <text:p>1953045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2011028" calcext:value-type="float">
            <text:p>2012011028</text:p>
          </table:table-cell>
          <table:table-cell table:style-name="ce4" office:value-type="string" calcext:value-type="string">
            <text:p>PORMA</text:p>
          </table:table-cell>
          <table:table-cell table:style-name="ce4" office:value-type="string" calcext:value-type="string">
            <text:p>HENRIQUEZ</text:p>
          </table:table-cell>
          <table:table-cell table:style-name="ce4" office:value-type="string" calcext:value-type="string">
            <text:p>DANIEL FELIPE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3-08-07" calcext:value-type="date">
            <text:p>8/7/1993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52" calcext:value-type="float">
            <text:p>195304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5001480" calcext:value-type="float">
            <text:p>2005001480</text:p>
          </table:table-cell>
          <table:table-cell table:style-name="ce4" office:value-type="string" calcext:value-type="string">
            <text:p>QUEZADA</text:p>
          </table:table-cell>
          <table:table-cell table:style-name="ce4" office:value-type="string" calcext:value-type="string">
            <text:p>MORENO</text:p>
          </table:table-cell>
          <table:table-cell table:style-name="ce4" office:value-type="string" calcext:value-type="string">
            <text:p>JEHIEL JORGE ANDRÉ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67-03-17" calcext:value-type="date">
            <text:p>3/17/196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53" calcext:value-type="float">
            <text:p>195304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6070465" calcext:value-type="float">
            <text:p>2016070465</text:p>
          </table:table-cell>
          <table:table-cell table:style-name="ce4" office:value-type="string" calcext:value-type="string">
            <text:p>QUIMEN</text:p>
          </table:table-cell>
          <table:table-cell table:style-name="ce4" office:value-type="string" calcext:value-type="string">
            <text:p>VASQUEZ</text:p>
          </table:table-cell>
          <table:table-cell table:style-name="ce4" office:value-type="string" calcext:value-type="string">
            <text:p>FERNANDO ELÍA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2-25" calcext:value-type="date">
            <text:p>2/25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54" calcext:value-type="float">
            <text:p>195304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1151312" calcext:value-type="float">
            <text:p>2011151312</text:p>
          </table:table-cell>
          <table:table-cell table:style-name="ce4" office:value-type="string" calcext:value-type="string">
            <text:p>REYES</text:p>
          </table:table-cell>
          <table:table-cell table:style-name="ce4" office:value-type="string" calcext:value-type="string">
            <text:p>SAN ROMAN</text:p>
          </table:table-cell>
          <table:table-cell table:style-name="ce4" office:value-type="string" calcext:value-type="string">
            <text:p>MARLEN ALEJANDR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2-11-08" calcext:value-type="date">
            <text:p>11/8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55" calcext:value-type="float">
            <text:p>1953045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4011443" calcext:value-type="float">
            <text:p>2014011443</text:p>
          </table:table-cell>
          <table:table-cell table:style-name="ce4" office:value-type="string" calcext:value-type="string">
            <text:p>RIFFO</text:p>
          </table:table-cell>
          <table:table-cell table:style-name="ce4" office:value-type="string" calcext:value-type="string">
            <text:p>HERRERA</text:p>
          </table:table-cell>
          <table:table-cell table:style-name="ce4" office:value-type="string" calcext:value-type="string">
            <text:p>MICHEL ALEXI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05-25" calcext:value-type="date">
            <text:p>5/25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56" calcext:value-type="float">
            <text:p>195304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16070082" calcext:value-type="float">
            <text:p>2016070082</text:p>
          </table:table-cell>
          <table:table-cell table:style-name="ce4" office:value-type="string" calcext:value-type="string">
            <text:p>RIFFO</text:p>
          </table:table-cell>
          <table:table-cell table:style-name="ce4" office:value-type="string" calcext:value-type="string">
            <text:p>GALLARDO</text:p>
          </table:table-cell>
          <table:table-cell table:style-name="ce4" office:value-type="string" calcext:value-type="string">
            <text:p>MATHIAS NELSO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8-05" calcext:value-type="date">
            <text:p>8/5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57" calcext:value-type="float">
            <text:p>1953045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5001394" calcext:value-type="float">
            <text:p>2005001394</text:p>
          </table:table-cell>
          <table:table-cell table:style-name="ce4" office:value-type="string" calcext:value-type="string">
            <text:p>RIOS</text:p>
          </table:table-cell>
          <table:table-cell table:style-name="ce4" office:value-type="string" calcext:value-type="string">
            <text:p>MONCADA</text:p>
          </table:table-cell>
          <table:table-cell table:style-name="ce4" office:value-type="string" calcext:value-type="string">
            <text:p>SEBASTIAN NICOLA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7-09" calcext:value-type="date">
            <text:p>7/9/198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58" calcext:value-type="float">
            <text:p>195304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15012648" calcext:value-type="float">
            <text:p>2015012648</text:p>
          </table:table-cell>
          <table:table-cell table:style-name="ce4" office:value-type="string" calcext:value-type="string">
            <text:p>RIOS</text:p>
          </table:table-cell>
          <table:table-cell table:style-name="ce4" office:value-type="string" calcext:value-type="string">
            <text:p>ABARZUA</text:p>
          </table:table-cell>
          <table:table-cell table:style-name="ce4" office:value-type="string" calcext:value-type="string">
            <text:p>SERGIO GERALD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1-09" calcext:value-type="date">
            <text:p>1/9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59" calcext:value-type="float">
            <text:p>195304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4010132" calcext:value-type="float">
            <text:p>2014010132</text:p>
          </table:table-cell>
          <table:table-cell table:style-name="ce4" office:value-type="string" calcext:value-type="string">
            <text:p>RIOS</text:p>
          </table:table-cell>
          <table:table-cell table:style-name="ce4" office:value-type="string" calcext:value-type="string">
            <text:p>GUZMAN</text:p>
          </table:table-cell>
          <table:table-cell table:style-name="ce4" office:value-type="string" calcext:value-type="string">
            <text:p>ROBINSON ANDRES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1-02-11" calcext:value-type="date">
            <text:p>2/11/1991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60" calcext:value-type="float">
            <text:p>195304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6012073" calcext:value-type="float">
            <text:p>2016012073</text:p>
          </table:table-cell>
          <table:table-cell table:style-name="ce4" office:value-type="string" calcext:value-type="string">
            <text:p>RIQUELME</text:p>
          </table:table-cell>
          <table:table-cell table:style-name="ce4" office:value-type="string" calcext:value-type="string">
            <text:p>RAMIREZ</text:p>
          </table:table-cell>
          <table:table-cell table:style-name="ce4" office:value-type="string" calcext:value-type="string">
            <text:p>JUAN RAMON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7-03" calcext:value-type="date">
            <text:p>7/3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61" calcext:value-type="float">
            <text:p>1953046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11150327" calcext:value-type="float">
            <text:p>2011150327</text:p>
          </table:table-cell>
          <table:table-cell table:style-name="ce4" office:value-type="string" calcext:value-type="string">
            <text:p>RIQUELME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ERWIN ALEXANDE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4-08" calcext:value-type="date">
            <text:p>4/8/1989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62" calcext:value-type="float">
            <text:p>1953046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1151608" calcext:value-type="float">
            <text:p>2011151608</text:p>
          </table:table-cell>
          <table:table-cell table:style-name="ce4" office:value-type="string" calcext:value-type="string">
            <text:p>RIQUELME</text:p>
          </table:table-cell>
          <table:table-cell table:style-name="ce4" office:value-type="string" calcext:value-type="string">
            <text:p>FIGUEROA</text:p>
          </table:table-cell>
          <table:table-cell table:style-name="ce4" office:value-type="string" calcext:value-type="string">
            <text:p>BENJAMIN IGNA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3-03-20" calcext:value-type="date">
            <text:p>3/20/1993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63" calcext:value-type="float">
            <text:p>195304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6013735" calcext:value-type="float">
            <text:p>2016013735</text:p>
          </table:table-cell>
          <table:table-cell table:style-name="ce4" office:value-type="string" calcext:value-type="string">
            <text:p>RITZ</text:p>
          </table:table-cell>
          <table:table-cell table:style-name="ce4" office:value-type="string" calcext:value-type="string">
            <text:p>ZERENE</text:p>
          </table:table-cell>
          <table:table-cell table:style-name="ce4" office:value-type="string" calcext:value-type="string">
            <text:p>CARLOS JOAQUÍN ANDRÉ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1-12" calcext:value-type="date">
            <text:p>1/12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64" calcext:value-type="float">
            <text:p>1953046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6012946" calcext:value-type="float">
            <text:p>2016012946</text:p>
          </table:table-cell>
          <table:table-cell table:style-name="ce4" office:value-type="string" calcext:value-type="string">
            <text:p>RIVA</text:p>
          </table:table-cell>
          <table:table-cell table:style-name="ce4" office:value-type="string" calcext:value-type="string">
            <text:p>BRAVO</text:p>
          </table:table-cell>
          <table:table-cell table:style-name="ce4" office:value-type="string" calcext:value-type="string">
            <text:p>FERNANDO JAVIE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1-08" calcext:value-type="date">
            <text:p>1/8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65" calcext:value-type="float">
            <text:p>195304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0000965" calcext:value-type="float">
            <text:p>2010000965</text:p>
          </table:table-cell>
          <table:table-cell table:style-name="ce4" office:value-type="string" calcext:value-type="string">
            <text:p>RIVAS</text:p>
          </table:table-cell>
          <table:table-cell table:style-name="ce4" office:value-type="string" calcext:value-type="string">
            <text:p>RODAS</text:p>
          </table:table-cell>
          <table:table-cell table:style-name="ce4" office:value-type="string" calcext:value-type="string">
            <text:p>JORGE PATRI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2-06-21" calcext:value-type="date">
            <text:p>6/21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66" calcext:value-type="float">
            <text:p>1953046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5012263" calcext:value-type="float">
            <text:p>2015012263</text:p>
          </table:table-cell>
          <table:table-cell table:style-name="ce4" office:value-type="string" calcext:value-type="string">
            <text:p>RIVERA</text:p>
          </table:table-cell>
          <table:table-cell table:style-name="ce4" office:value-type="string" calcext:value-type="string">
            <text:p>INOSTROZA</text:p>
          </table:table-cell>
          <table:table-cell table:style-name="ce4" office:value-type="string" calcext:value-type="string">
            <text:p>FELIPE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11-13" calcext:value-type="date">
            <text:p>11/13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67" calcext:value-type="float">
            <text:p>19530467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11150421" calcext:value-type="float">
            <text:p>2011150421</text:p>
          </table:table-cell>
          <table:table-cell table:style-name="ce4" office:value-type="string" calcext:value-type="string">
            <text:p>RODRIGUEZ</text:p>
          </table:table-cell>
          <table:table-cell table:style-name="ce4" office:value-type="string" calcext:value-type="string">
            <text:p>AGUILA</text:p>
          </table:table-cell>
          <table:table-cell table:style-name="ce4" office:value-type="string" calcext:value-type="string">
            <text:p>NICOL ESTEFANY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0-09-30" calcext:value-type="date">
            <text:p>9/30/1990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68" calcext:value-type="float">
            <text:p>19530468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16014664" calcext:value-type="float">
            <text:p>2016014664</text:p>
          </table:table-cell>
          <table:table-cell table:style-name="ce4" office:value-type="string" calcext:value-type="string">
            <text:p>ROJAS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JENNIFER PAOLA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8-05-25" calcext:value-type="date">
            <text:p>5/25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69" calcext:value-type="float">
            <text:p>19530469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14010819" calcext:value-type="float">
            <text:p>2014010819</text:p>
          </table:table-cell>
          <table:table-cell table:style-name="ce4" office:value-type="string" calcext:value-type="string">
            <text:p>ROZAS</text:p>
          </table:table-cell>
          <table:table-cell table:style-name="ce4" office:value-type="string" calcext:value-type="string">
            <text:p>RIQUELME</text:p>
          </table:table-cell>
          <table:table-cell table:style-name="ce4" office:value-type="string" calcext:value-type="string">
            <text:p>DIEGO IGNACI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4-11-24" calcext:value-type="date">
            <text:p>11/24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70" calcext:value-type="float">
            <text:p>195304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6013726" calcext:value-type="float">
            <text:p>2016013726</text:p>
          </table:table-cell>
          <table:table-cell table:style-name="ce4" office:value-type="string" calcext:value-type="string">
            <text:p>RUIZ</text:p>
          </table:table-cell>
          <table:table-cell table:style-name="ce4" office:value-type="string" calcext:value-type="string">
            <text:p>RUBILAR</text:p>
          </table:table-cell>
          <table:table-cell table:style-name="ce4" office:value-type="string" calcext:value-type="string">
            <text:p>JOSAFAT ISAI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1-08" calcext:value-type="date">
            <text:p>1/8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71" calcext:value-type="float">
            <text:p>19530471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11150684" calcext:value-type="float">
            <text:p>2011150684</text:p>
          </table:table-cell>
          <table:table-cell table:style-name="ce4" office:value-type="string" calcext:value-type="string">
            <text:p>SAA</text:p>
          </table:table-cell>
          <table:table-cell table:style-name="ce4" office:value-type="string" calcext:value-type="string">
            <text:p>MILLALEN</text:p>
          </table:table-cell>
          <table:table-cell table:style-name="ce4" office:value-type="string" calcext:value-type="string">
            <text:p>ADIEL ISAI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1-12-02" calcext:value-type="date">
            <text:p>12/2/1991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72" calcext:value-type="float">
            <text:p>195304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5011441" calcext:value-type="float">
            <text:p>2015011441</text:p>
          </table:table-cell>
          <table:table-cell table:style-name="ce4" office:value-type="string" calcext:value-type="string">
            <text:p>SAA</text:p>
          </table:table-cell>
          <table:table-cell table:style-name="ce4" office:value-type="string" calcext:value-type="string">
            <text:p>ILLESCAS</text:p>
          </table:table-cell>
          <table:table-cell table:style-name="ce4" office:value-type="string" calcext:value-type="string">
            <text:p>JAIRO DANIL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01-08" calcext:value-type="date">
            <text:p>1/8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73" calcext:value-type="float">
            <text:p>1953047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2011643" calcext:value-type="float">
            <text:p>2012011643</text:p>
          </table:table-cell>
          <table:table-cell table:style-name="ce4" office:value-type="string" calcext:value-type="string">
            <text:p>SALAZAR</text:p>
          </table:table-cell>
          <table:table-cell table:style-name="ce4" office:value-type="string" calcext:value-type="string">
            <text:p>TRONCOSO</text:p>
          </table:table-cell>
          <table:table-cell table:style-name="ce4" office:value-type="string" calcext:value-type="string">
            <text:p>CARLOS ALBER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4-03-09" calcext:value-type="date">
            <text:p>3/9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74" calcext:value-type="float">
            <text:p>1953047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3010008" calcext:value-type="float">
            <text:p>2013010008</text:p>
          </table:table-cell>
          <table:table-cell table:style-name="ce4" office:value-type="string" calcext:value-type="string">
            <text:p>SALAZAR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VALENTINA ANDRE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79-07-31" calcext:value-type="date">
            <text:p>7/31/1979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75" calcext:value-type="float">
            <text:p>1953047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1150829" calcext:value-type="float">
            <text:p>2011150829</text:p>
          </table:table-cell>
          <table:table-cell table:style-name="ce4" office:value-type="string" calcext:value-type="string">
            <text:p>SALAZAR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JULIO JAVIE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2-07-29" calcext:value-type="date">
            <text:p>7/29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76" calcext:value-type="float">
            <text:p>1953047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16014118" calcext:value-type="float">
            <text:p>2016014118</text:p>
          </table:table-cell>
          <table:table-cell table:style-name="ce4" office:value-type="string" calcext:value-type="string">
            <text:p>SALAZAR</text:p>
          </table:table-cell>
          <table:table-cell table:style-name="ce4" office:value-type="string" calcext:value-type="string">
            <text:p>BARRAZA</text:p>
          </table:table-cell>
          <table:table-cell table:style-name="ce4" office:value-type="string" calcext:value-type="string">
            <text:p>GABRIEL SEBASTI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11-03" calcext:value-type="date">
            <text:p>11/3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77" calcext:value-type="float">
            <text:p>195304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1150405" calcext:value-type="float">
            <text:p>2011150405</text:p>
          </table:table-cell>
          <table:table-cell table:style-name="ce4" office:value-type="string" calcext:value-type="string">
            <text:p>SAN MARTIN</text:p>
          </table:table-cell>
          <table:table-cell table:style-name="ce4" office:value-type="string" calcext:value-type="string">
            <text:p>QUEZADA</text:p>
          </table:table-cell>
          <table:table-cell table:style-name="ce4" office:value-type="string" calcext:value-type="string">
            <text:p>DIEGO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2-07-16" calcext:value-type="date">
            <text:p>7/16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78" calcext:value-type="float">
            <text:p>1953047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9001144" calcext:value-type="float">
            <text:p>2009001144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GUTIERREZ</text:p>
          </table:table-cell>
          <table:table-cell table:style-name="ce4" office:value-type="string" calcext:value-type="string">
            <text:p>MATÍAS IGNA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0-04-06" calcext:value-type="date">
            <text:p>4/6/1990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79" calcext:value-type="float">
            <text:p>1953047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6011005" calcext:value-type="float">
            <text:p>2016011005</text:p>
          </table:table-cell>
          <table:table-cell table:style-name="ce4" office:value-type="string" calcext:value-type="string">
            <text:p>SÁNCHEZ</text:p>
          </table:table-cell>
          <table:table-cell table:style-name="ce4" office:value-type="string" calcext:value-type="string">
            <text:p>OÑATE</text:p>
          </table:table-cell>
          <table:table-cell table:style-name="ce4" office:value-type="string" calcext:value-type="string">
            <text:p>PAULA ALEJANDR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06-21" calcext:value-type="date">
            <text:p>6/21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80" calcext:value-type="float">
            <text:p>1953048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16070445" calcext:value-type="float">
            <text:p>2016070445</text:p>
          </table:table-cell>
          <table:table-cell table:style-name="ce4" office:value-type="string" calcext:value-type="string">
            <text:p>SÁNCHEZ</text:p>
          </table:table-cell>
          <table:table-cell table:style-name="ce4" office:value-type="string" calcext:value-type="string">
            <text:p>PAVEZ</text:p>
          </table:table-cell>
          <table:table-cell table:style-name="ce4" office:value-type="string" calcext:value-type="string">
            <text:p>EDUARDO VICENTE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8-03-06" calcext:value-type="date">
            <text:p>3/6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81" calcext:value-type="float">
            <text:p>1953048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12010792" calcext:value-type="float">
            <text:p>2012010792</text:p>
          </table:table-cell>
          <table:table-cell table:style-name="ce4" office:value-type="string" calcext:value-type="string">
            <text:p>SANDOVAL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JOSÉ IGNA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3-05-04" calcext:value-type="date">
            <text:p>5/4/1993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82" calcext:value-type="float">
            <text:p>1953048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0000912" calcext:value-type="float">
            <text:p>2010000912</text:p>
          </table:table-cell>
          <table:table-cell table:style-name="ce4" office:value-type="string" calcext:value-type="string">
            <text:p>SANDOVAL</text:p>
          </table:table-cell>
          <table:table-cell table:style-name="ce4" office:value-type="string" calcext:value-type="string">
            <text:p>CALFUQUEO</text:p>
          </table:table-cell>
          <table:table-cell table:style-name="ce4" office:value-type="string" calcext:value-type="string">
            <text:p>JUAN MAURICI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0-11-08" calcext:value-type="date">
            <text:p>11/8/1990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83" calcext:value-type="float">
            <text:p>1953048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3120098" calcext:value-type="float">
            <text:p>2013120098</text:p>
          </table:table-cell>
          <table:table-cell table:style-name="ce4" office:value-type="string" calcext:value-type="string">
            <text:p>SANHUEZA</text:p>
          </table:table-cell>
          <table:table-cell table:style-name="ce4" office:value-type="string" calcext:value-type="string">
            <text:p>PINO</text:p>
          </table:table-cell>
          <table:table-cell table:style-name="ce4" office:value-type="string" calcext:value-type="string">
            <text:p>PATRICIO NICOLÁ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0-09-14" calcext:value-type="date">
            <text:p>9/14/1990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84" calcext:value-type="float">
            <text:p>1953048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3010470" calcext:value-type="float">
            <text:p>2013010470</text:p>
          </table:table-cell>
          <table:table-cell table:style-name="ce4" office:value-type="string" calcext:value-type="string">
            <text:p>SCHNEEBERGER</text:p>
          </table:table-cell>
          <table:table-cell table:style-name="ce4" office:value-type="string" calcext:value-type="string">
            <text:p>HENRÍQUEZ</text:p>
          </table:table-cell>
          <table:table-cell table:style-name="ce4" office:value-type="string" calcext:value-type="string">
            <text:p>DENNIS ALI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3-08-30" calcext:value-type="date">
            <text:p>8/30/1993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85" calcext:value-type="float">
            <text:p>1953048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6011796" calcext:value-type="float">
            <text:p>2016011796</text:p>
          </table:table-cell>
          <table:table-cell table:style-name="ce4" office:value-type="string" calcext:value-type="string">
            <text:p>SEGOVIA</text:p>
          </table:table-cell>
          <table:table-cell table:style-name="ce4" office:value-type="string" calcext:value-type="string">
            <text:p>SANTIBAÑEZ</text:p>
          </table:table-cell>
          <table:table-cell table:style-name="ce4" office:value-type="string" calcext:value-type="string">
            <text:p>PABL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11-26" calcext:value-type="date">
            <text:p>11/26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86" calcext:value-type="float">
            <text:p>1953048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6014430" calcext:value-type="float">
            <text:p>2016014430</text:p>
          </table:table-cell>
          <table:table-cell table:style-name="ce4" office:value-type="string" calcext:value-type="string">
            <text:p>SEIFFERT</text:p>
          </table:table-cell>
          <table:table-cell table:style-name="ce4" office:value-type="string" calcext:value-type="string">
            <text:p>MALDONADO</text:p>
          </table:table-cell>
          <table:table-cell table:style-name="ce4" office:value-type="string" calcext:value-type="string">
            <text:p>FELIX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3-25" calcext:value-type="date">
            <text:p>3/25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87" calcext:value-type="float">
            <text:p>1953048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14030172" calcext:value-type="float">
            <text:p>2014030172</text:p>
          </table:table-cell>
          <table:table-cell table:style-name="ce4" office:value-type="string" calcext:value-type="string">
            <text:p>SEPULVEDA</text:p>
          </table:table-cell>
          <table:table-cell table:style-name="ce4" office:value-type="string" calcext:value-type="string">
            <text:p>ÁLVAREZ</text:p>
          </table:table-cell>
          <table:table-cell table:style-name="ce4" office:value-type="string" calcext:value-type="string">
            <text:p>KARIN ALEJANDR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4-01-28" calcext:value-type="date">
            <text:p>1/28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88" calcext:value-type="float">
            <text:p>1953048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5030385" calcext:value-type="float">
            <text:p>2015030385</text:p>
          </table:table-cell>
          <table:table-cell table:style-name="ce4" office:value-type="string" calcext:value-type="string">
            <text:p>SEPULVEDA</text:p>
          </table:table-cell>
          <table:table-cell table:style-name="ce4" office:value-type="string" calcext:value-type="string">
            <text:p>ARANEDA</text:p>
          </table:table-cell>
          <table:table-cell table:style-name="ce4" office:value-type="string" calcext:value-type="string">
            <text:p>MATIAS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2-12-14" calcext:value-type="date">
            <text:p>12/14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89" calcext:value-type="float">
            <text:p>1953048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6014568" calcext:value-type="float">
            <text:p>2016014568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string" calcext:value-type="string">
            <text:p>BARROS</text:p>
          </table:table-cell>
          <table:table-cell table:style-name="ce4" office:value-type="string" calcext:value-type="string">
            <text:p>IGOR ANDREI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2-08" calcext:value-type="date">
            <text:p>2/8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90" calcext:value-type="float">
            <text:p>1953049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13011310" calcext:value-type="float">
            <text:p>2013011310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string" calcext:value-type="string">
            <text:p>CASTRO</text:p>
          </table:table-cell>
          <table:table-cell table:style-name="ce4" office:value-type="string" calcext:value-type="string">
            <text:p>PATRICIO ALEX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4-10-17" calcext:value-type="date">
            <text:p>10/17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91" calcext:value-type="float">
            <text:p>1953049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4011322" calcext:value-type="float">
            <text:p>2014011322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string" calcext:value-type="string">
            <text:p>CONTRERAS</text:p>
          </table:table-cell>
          <table:table-cell table:style-name="ce4" office:value-type="string" calcext:value-type="string">
            <text:p>CARLOS ANDRÉ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5-11-02" calcext:value-type="date">
            <text:p>11/2/199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92" calcext:value-type="float">
            <text:p>1953049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2010304" calcext:value-type="float">
            <text:p>2012010304</text:p>
          </table:table-cell>
          <table:table-cell table:style-name="ce4" office:value-type="string" calcext:value-type="string">
            <text:p>SOLIS</text:p>
          </table:table-cell>
          <table:table-cell table:style-name="ce4" office:value-type="string" calcext:value-type="string">
            <text:p>GARCIA</text:p>
          </table:table-cell>
          <table:table-cell table:style-name="ce4" office:value-type="string" calcext:value-type="string">
            <text:p>PABLO ANDRÉ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0-10-03" calcext:value-type="date">
            <text:p>10/3/1990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93" calcext:value-type="float">
            <text:p>195304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0001019" calcext:value-type="float">
            <text:p>2010001019</text:p>
          </table:table-cell>
          <table:table-cell table:style-name="ce4" office:value-type="string" calcext:value-type="string">
            <text:p>SOLIS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CAMILO GREGORY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1-16" calcext:value-type="date">
            <text:p>1/16/198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94" calcext:value-type="float">
            <text:p>19530494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6001131" calcext:value-type="float">
            <text:p>2006001131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COLIÑIR</text:p>
          </table:table-cell>
          <table:table-cell table:style-name="ce4" office:value-type="string" calcext:value-type="string">
            <text:p>FRANCISCO LEON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5-24" calcext:value-type="date">
            <text:p>5/24/198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95" calcext:value-type="float">
            <text:p>1953049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5010799" calcext:value-type="float">
            <text:p>2015010799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MEDEL</text:p>
          </table:table-cell>
          <table:table-cell table:style-name="ce4" office:value-type="string" calcext:value-type="string">
            <text:p>NICOLE ALEJANDR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5-04-06" calcext:value-type="date">
            <text:p>4/6/199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96" calcext:value-type="float">
            <text:p>19530496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10000923" calcext:value-type="float">
            <text:p>2010000923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MORAGA</text:p>
          </table:table-cell>
          <table:table-cell table:style-name="ce4" office:value-type="string" calcext:value-type="string">
            <text:p>KATHERINE VALESK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0-10-16" calcext:value-type="date">
            <text:p>10/16/1990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97" calcext:value-type="float">
            <text:p>1953049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15011505" calcext:value-type="float">
            <text:p>2015011505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OSSES</text:p>
          </table:table-cell>
          <table:table-cell table:style-name="ce4" office:value-type="string" calcext:value-type="string">
            <text:p>LAURA MARIAN SHANDY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04-13" calcext:value-type="date">
            <text:p>4/13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98" calcext:value-type="float">
            <text:p>195304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0000950" calcext:value-type="float">
            <text:p>2010000950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ZAPATA</text:p>
          </table:table-cell>
          <table:table-cell table:style-name="ce4" office:value-type="string" calcext:value-type="string">
            <text:p>CRISTIÁN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2-01-18" calcext:value-type="date">
            <text:p>1/18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499" calcext:value-type="float">
            <text:p>1953049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0000903" calcext:value-type="float">
            <text:p>2010000903</text:p>
          </table:table-cell>
          <table:table-cell table:style-name="ce4" office:value-type="string" calcext:value-type="string">
            <text:p>TOCOL</text:p>
          </table:table-cell>
          <table:table-cell table:style-name="ce4" office:value-type="string" calcext:value-type="string">
            <text:p>ROJAS</text:p>
          </table:table-cell>
          <table:table-cell table:style-name="ce4" office:value-type="string" calcext:value-type="string">
            <text:p>ALEJANDRO JESU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10-15" calcext:value-type="date">
            <text:p>10/15/198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00" calcext:value-type="float">
            <text:p>195305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6014452" calcext:value-type="float">
            <text:p>2016014452</text:p>
          </table:table-cell>
          <table:table-cell table:style-name="ce4" office:value-type="string" calcext:value-type="string">
            <text:p>TOPP</text:p>
          </table:table-cell>
          <table:table-cell table:style-name="ce4" office:value-type="string" calcext:value-type="string">
            <text:p>BARRIENTOS</text:p>
          </table:table-cell>
          <table:table-cell table:style-name="ce4" office:value-type="string" calcext:value-type="string">
            <text:p>MANUEL IGNA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3-30" calcext:value-type="date">
            <text:p>3/30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01" calcext:value-type="float">
            <text:p>1953050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6020259" calcext:value-type="float">
            <text:p>2016020259</text:p>
          </table:table-cell>
          <table:table-cell table:style-name="ce4" office:value-type="string" calcext:value-type="string">
            <text:p>TOPP</text:p>
          </table:table-cell>
          <table:table-cell table:style-name="ce4" office:value-type="string" calcext:value-type="string">
            <text:p>MARTINEZ</text:p>
          </table:table-cell>
          <table:table-cell table:style-name="ce4" office:value-type="string" calcext:value-type="string">
            <text:p>BORIS FELIP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7-31" calcext:value-type="date">
            <text:p>7/31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02" calcext:value-type="float">
            <text:p>1953050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6014740" calcext:value-type="float">
            <text:p>2016014740</text:p>
          </table:table-cell>
          <table:table-cell table:style-name="ce4" office:value-type="string" calcext:value-type="string">
            <text:p>TORRES</text:p>
          </table:table-cell>
          <table:table-cell table:style-name="ce4" office:value-type="string" calcext:value-type="string">
            <text:p>ARAVENA</text:p>
          </table:table-cell>
          <table:table-cell table:style-name="ce4" office:value-type="string" calcext:value-type="string">
            <text:p>ROBERTO ALEXI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1-27" calcext:value-type="date">
            <text:p>1/27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03" calcext:value-type="float">
            <text:p>1953050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3010921" calcext:value-type="float">
            <text:p>2013010921</text:p>
          </table:table-cell>
          <table:table-cell table:style-name="ce4" office:value-type="string" calcext:value-type="string">
            <text:p>TORRES</text:p>
          </table:table-cell>
          <table:table-cell table:style-name="ce4" office:value-type="string" calcext:value-type="string">
            <text:p>JARA</text:p>
          </table:table-cell>
          <table:table-cell table:style-name="ce4" office:value-type="string" calcext:value-type="string">
            <text:p>JORGE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4-09-22" calcext:value-type="date">
            <text:p>9/22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04" calcext:value-type="float">
            <text:p>195305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6001158" calcext:value-type="float">
            <text:p>2006001158</text:p>
          </table:table-cell>
          <table:table-cell table:style-name="ce4" office:value-type="string" calcext:value-type="string">
            <text:p>TORRES</text:p>
          </table:table-cell>
          <table:table-cell table:style-name="ce4" office:value-type="string" calcext:value-type="string">
            <text:p>MUÃ‘OZ</text:p>
          </table:table-cell>
          <table:table-cell table:style-name="ce4" office:value-type="string" calcext:value-type="string">
            <text:p>ALONSO SEBASTI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4-29" calcext:value-type="date">
            <text:p>4/29/198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05" calcext:value-type="float">
            <text:p>195305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0005161" calcext:value-type="float">
            <text:p>2010005161</text:p>
          </table:table-cell>
          <table:table-cell table:style-name="ce4" office:value-type="string" calcext:value-type="string">
            <text:p>TORRES</text:p>
          </table:table-cell>
          <table:table-cell table:style-name="ce4" office:value-type="string" calcext:value-type="string">
            <text:p>VALDEBENITO</text:p>
          </table:table-cell>
          <table:table-cell table:style-name="ce4" office:value-type="string" calcext:value-type="string">
            <text:p>CARLOS ALBER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76-11-27" calcext:value-type="date">
            <text:p>11/27/197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06" calcext:value-type="float">
            <text:p>1953050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5013284" calcext:value-type="float">
            <text:p>2015013284</text:p>
          </table:table-cell>
          <table:table-cell table:style-name="ce4" office:value-type="string" calcext:value-type="string">
            <text:p>ULLOA</text:p>
          </table:table-cell>
          <table:table-cell table:style-name="ce4" office:value-type="string" calcext:value-type="string">
            <text:p>FUENTEALBA</text:p>
          </table:table-cell>
          <table:table-cell table:style-name="ce4" office:value-type="string" calcext:value-type="string">
            <text:p>ANTONIO NICOLAS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7-01-16" calcext:value-type="date">
            <text:p>1/16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07" calcext:value-type="float">
            <text:p>1953050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6014456" calcext:value-type="float">
            <text:p>2016014456</text:p>
          </table:table-cell>
          <table:table-cell table:style-name="ce4" office:value-type="string" calcext:value-type="string">
            <text:p>ULLOA</text:p>
          </table:table-cell>
          <table:table-cell table:style-name="ce4" office:value-type="string" calcext:value-type="string">
            <text:p>CANDIA</text:p>
          </table:table-cell>
          <table:table-cell table:style-name="ce4" office:value-type="string" calcext:value-type="string">
            <text:p>FERNANDO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4-07" calcext:value-type="date">
            <text:p>4/7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08" calcext:value-type="float">
            <text:p>1953050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14010209" calcext:value-type="float">
            <text:p>2014010209</text:p>
          </table:table-cell>
          <table:table-cell table:style-name="ce4" office:value-type="string" calcext:value-type="string">
            <text:p>VALLEJOS</text:p>
          </table:table-cell>
          <table:table-cell table:style-name="ce4" office:value-type="string" calcext:value-type="string">
            <text:p>JEREZ</text:p>
          </table:table-cell>
          <table:table-cell table:style-name="ce4" office:value-type="string" calcext:value-type="string">
            <text:p>TAMARA MARGOT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2-08-03" calcext:value-type="date">
            <text:p>8/3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09" calcext:value-type="float">
            <text:p>1953050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5013044" calcext:value-type="float">
            <text:p>2015013044</text:p>
          </table:table-cell>
          <table:table-cell table:style-name="ce4" office:value-type="string" calcext:value-type="string">
            <text:p>VARELA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NICOLAS ANTON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6-10" calcext:value-type="date">
            <text:p>6/10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10" calcext:value-type="float">
            <text:p>195305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5012558" calcext:value-type="float">
            <text:p>2015012558</text:p>
          </table:table-cell>
          <table:table-cell table:style-name="ce4" office:value-type="string" calcext:value-type="string">
            <text:p>VARGAS</text:p>
          </table:table-cell>
          <table:table-cell table:style-name="ce4" office:value-type="string" calcext:value-type="string">
            <text:p>CABEZAS</text:p>
          </table:table-cell>
          <table:table-cell table:style-name="ce4" office:value-type="string" calcext:value-type="string">
            <text:p>MARIA PAZ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09-19" calcext:value-type="date">
            <text:p>9/19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11" calcext:value-type="float">
            <text:p>195305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9001183" calcext:value-type="float">
            <text:p>2009001183</text:p>
          </table:table-cell>
          <table:table-cell table:style-name="ce4" office:value-type="string" calcext:value-type="string">
            <text:p>VASQUEZ</text:p>
          </table:table-cell>
          <table:table-cell table:style-name="ce4" office:value-type="string" calcext:value-type="string">
            <text:p>FLORES</text:p>
          </table:table-cell>
          <table:table-cell table:style-name="ce4" office:value-type="string" calcext:value-type="string">
            <text:p>CARLOS EDG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0-12-15" calcext:value-type="date">
            <text:p>12/15/1990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12" calcext:value-type="float">
            <text:p>19530512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15010775" calcext:value-type="float">
            <text:p>2015010775</text:p>
          </table:table-cell>
          <table:table-cell table:style-name="ce4" office:value-type="string" calcext:value-type="string">
            <text:p>VÁSQUEZ</text:p>
          </table:table-cell>
          <table:table-cell table:style-name="ce4" office:value-type="string" calcext:value-type="string">
            <text:p>FERNÁNDEZ</text:p>
          </table:table-cell>
          <table:table-cell table:style-name="ce4" office:value-type="string" calcext:value-type="string">
            <text:p>FELIPE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4-12-15" calcext:value-type="date">
            <text:p>12/15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13" calcext:value-type="float">
            <text:p>195305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5013259" calcext:value-type="float">
            <text:p>2015013259</text:p>
          </table:table-cell>
          <table:table-cell table:style-name="ce4" office:value-type="string" calcext:value-type="string">
            <text:p>VELASQUEZ</text:p>
          </table:table-cell>
          <table:table-cell table:style-name="ce4" office:value-type="string" calcext:value-type="string">
            <text:p>SALGADO</text:p>
          </table:table-cell>
          <table:table-cell table:style-name="ce4" office:value-type="string" calcext:value-type="string">
            <text:p>CRISTIAN FELIP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01-03" calcext:value-type="date">
            <text:p>1/3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14" calcext:value-type="float">
            <text:p>195305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6013408" calcext:value-type="float">
            <text:p>2016013408</text:p>
          </table:table-cell>
          <table:table-cell table:style-name="ce4" office:value-type="string" calcext:value-type="string">
            <text:p>VELÁSQUEZ</text:p>
          </table:table-cell>
          <table:table-cell table:style-name="ce4" office:value-type="string" calcext:value-type="string">
            <text:p>CARRASCO</text:p>
          </table:table-cell>
          <table:table-cell table:style-name="ce4" office:value-type="string" calcext:value-type="string">
            <text:p>JAN PATRICK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8-01-02" calcext:value-type="date">
            <text:p>1/2/199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15" calcext:value-type="float">
            <text:p>19530515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14010241" calcext:value-type="float">
            <text:p>2014010241</text:p>
          </table:table-cell>
          <table:table-cell table:style-name="ce4" office:value-type="string" calcext:value-type="string">
            <text:p>VERA</text:p>
          </table:table-cell>
          <table:table-cell table:style-name="ce4" office:value-type="string" calcext:value-type="string">
            <text:p>MOYA</text:p>
          </table:table-cell>
          <table:table-cell table:style-name="ce4" office:value-type="string" calcext:value-type="string">
            <text:p>ROBERTO ANIBA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2-11-02" calcext:value-type="date">
            <text:p>11/2/1992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16" calcext:value-type="float">
            <text:p>195305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4011728" calcext:value-type="float">
            <text:p>2014011728</text:p>
          </table:table-cell>
          <table:table-cell table:style-name="ce4" office:value-type="string" calcext:value-type="string">
            <text:p>VERA</text:p>
          </table:table-cell>
          <table:table-cell table:style-name="ce4" office:value-type="string" calcext:value-type="string">
            <text:p>PAINEQUEO</text:p>
          </table:table-cell>
          <table:table-cell table:style-name="ce4" office:value-type="string" calcext:value-type="string">
            <text:p>EDISON LIZ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03-14" calcext:value-type="date">
            <text:p>3/14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17" calcext:value-type="float">
            <text:p>195305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9001335" calcext:value-type="float">
            <text:p>2009001335</text:p>
          </table:table-cell>
          <table:table-cell table:style-name="ce4" office:value-type="string" calcext:value-type="string">
            <text:p>VERA</text:p>
          </table:table-cell>
          <table:table-cell table:style-name="ce4" office:value-type="string" calcext:value-type="string">
            <text:p>MENDEZ</text:p>
          </table:table-cell>
          <table:table-cell table:style-name="ce4" office:value-type="string" calcext:value-type="string">
            <text:p>BRYAN ALEJANDR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5-07-21" calcext:value-type="date">
            <text:p>7/21/1985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18" calcext:value-type="float">
            <text:p>195305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11991065" calcext:value-type="float">
            <text:p>2011991065</text:p>
          </table:table-cell>
          <table:table-cell table:style-name="ce4" office:value-type="string" calcext:value-type="string">
            <text:p>VERGARA</text:p>
          </table:table-cell>
          <table:table-cell table:style-name="ce4" office:value-type="string" calcext:value-type="string">
            <text:p>ZUÑIGA</text:p>
          </table:table-cell>
          <table:table-cell table:style-name="ce4" office:value-type="string" calcext:value-type="string">
            <text:p>MATÍAS FRANC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1-03-06" calcext:value-type="date">
            <text:p>3/6/1991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19" calcext:value-type="float">
            <text:p>195305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3011793" calcext:value-type="float">
            <text:p>2013011793</text:p>
          </table:table-cell>
          <table:table-cell table:style-name="ce4" office:value-type="string" calcext:value-type="string">
            <text:p>VIDAL</text:p>
          </table:table-cell>
          <table:table-cell table:style-name="ce4" office:value-type="string" calcext:value-type="string">
            <text:p>JIMENEZ</text:p>
          </table:table-cell>
          <table:table-cell table:style-name="ce4" office:value-type="string" calcext:value-type="string">
            <text:p>JAVIER IGNACI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4-11-27" calcext:value-type="date">
            <text:p>11/27/1994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20" calcext:value-type="float">
            <text:p>195305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1150281" calcext:value-type="float">
            <text:p>2011150281</text:p>
          </table:table-cell>
          <table:table-cell table:style-name="ce4" office:value-type="string" calcext:value-type="string">
            <text:p>VIDAL</text:p>
          </table:table-cell>
          <table:table-cell table:style-name="ce4" office:value-type="string" calcext:value-type="string">
            <text:p>GONZALEZ</text:p>
          </table:table-cell>
          <table:table-cell table:style-name="ce4" office:value-type="string" calcext:value-type="string">
            <text:p>MIGUEL FRANCISC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6-10" calcext:value-type="date">
            <text:p>6/10/198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21" calcext:value-type="float">
            <text:p>195305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5012638" calcext:value-type="float">
            <text:p>2015012638</text:p>
          </table:table-cell>
          <table:table-cell table:style-name="ce4" office:value-type="string" calcext:value-type="string">
            <text:p>VILLABLANCA</text:p>
          </table:table-cell>
          <table:table-cell table:style-name="ce4" office:value-type="string" calcext:value-type="string">
            <text:p>FIGUEROA</text:p>
          </table:table-cell>
          <table:table-cell table:style-name="ce4" office:value-type="string" calcext:value-type="string">
            <text:p>MAURICI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09-09" calcext:value-type="date">
            <text:p>9/9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22" calcext:value-type="float">
            <text:p>195305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16014125" calcext:value-type="float">
            <text:p>2016014125</text:p>
          </table:table-cell>
          <table:table-cell table:style-name="ce4" office:value-type="string" calcext:value-type="string">
            <text:p>VILLAGRAN</text:p>
          </table:table-cell>
          <table:table-cell table:style-name="ce4" office:value-type="string" calcext:value-type="string">
            <text:p>SANDOVAL</text:p>
          </table:table-cell>
          <table:table-cell table:style-name="ce4" office:value-type="string" calcext:value-type="string">
            <text:p>EDUARD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12-02" calcext:value-type="date">
            <text:p>12/2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23" calcext:value-type="float">
            <text:p>195305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13010550" calcext:value-type="float">
            <text:p>2013010550</text:p>
          </table:table-cell>
          <table:table-cell table:style-name="ce4" office:value-type="string" calcext:value-type="string">
            <text:p>VILLAGRAN</text:p>
          </table:table-cell>
          <table:table-cell table:style-name="ce4" office:value-type="string" calcext:value-type="string">
            <text:p>BRAVO</text:p>
          </table:table-cell>
          <table:table-cell table:style-name="ce4" office:value-type="string" calcext:value-type="string">
            <text:p>CLAUDI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3-09-29" calcext:value-type="date">
            <text:p>9/29/1993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24" calcext:value-type="float">
            <text:p>195305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12011058" calcext:value-type="float">
            <text:p>2012011058</text:p>
          </table:table-cell>
          <table:table-cell table:style-name="ce4" office:value-type="string" calcext:value-type="string">
            <text:p>VILLARROEL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FELIPE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3-09-27" calcext:value-type="date">
            <text:p>9/27/1993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2" calcext:value-type="float">
            <text:p>20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25" calcext:value-type="float">
            <text:p>19530525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14030064" calcext:value-type="float">
            <text:p>2014030064</text:p>
          </table:table-cell>
          <table:table-cell table:style-name="ce4" office:value-type="string" calcext:value-type="string">
            <text:p>VIVAR</text:p>
          </table:table-cell>
          <table:table-cell table:style-name="ce4" office:value-type="string" calcext:value-type="string">
            <text:p>PEÑA</text:p>
          </table:table-cell>
          <table:table-cell table:style-name="ce4" office:value-type="string" calcext:value-type="string">
            <text:p>ROBERTO ALEXI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1-03-10" calcext:value-type="date">
            <text:p>3/10/1991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26" calcext:value-type="float">
            <text:p>195305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6011807" calcext:value-type="float">
            <text:p>2016011807</text:p>
          </table:table-cell>
          <table:table-cell table:style-name="ce4" office:value-type="string" calcext:value-type="string">
            <text:p>ZÁRATE</text:p>
          </table:table-cell>
          <table:table-cell table:style-name="ce4" office:value-type="string" calcext:value-type="string">
            <text:p>DE LA VEGA</text:p>
          </table:table-cell>
          <table:table-cell table:style-name="ce4" office:value-type="string" calcext:value-type="string">
            <text:p>MANUEL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6-08-15" calcext:value-type="date">
            <text:p>8/15/1996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27" calcext:value-type="float">
            <text:p>195305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6014097" calcext:value-type="float">
            <text:p>2016014097</text:p>
          </table:table-cell>
          <table:table-cell table:style-name="ce4" office:value-type="string" calcext:value-type="string">
            <text:p>ZUÑIGA</text:p>
          </table:table-cell>
          <table:table-cell table:style-name="ce4" office:value-type="string" calcext:value-type="string">
            <text:p>ORTIZ</text:p>
          </table:table-cell>
          <table:table-cell table:style-name="ce4" office:value-type="string" calcext:value-type="string">
            <text:p>ARIEL ERNES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7-12-22" calcext:value-type="date">
            <text:p>12/22/1997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28" calcext:value-type="float">
            <text:p>19530528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3002472" calcext:value-type="float">
            <text:p>2003002472</text:p>
          </table:table-cell>
          <table:table-cell table:style-name="ce4" office:value-type="string" calcext:value-type="string">
            <text:p>ABARCA</text:p>
          </table:table-cell>
          <table:table-cell table:style-name="ce4" office:value-type="string" calcext:value-type="string">
            <text:p>CANIULAO</text:p>
          </table:table-cell>
          <table:table-cell table:style-name="ce4" office:value-type="string" calcext:value-type="string">
            <text:p>JORGE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2-09-10" calcext:value-type="date">
            <text:p>9/10/1982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29" calcext:value-type="float">
            <text:p>1953052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3002427" calcext:value-type="float">
            <text:p>2003002427</text:p>
          </table:table-cell>
          <table:table-cell table:style-name="ce4" office:value-type="string" calcext:value-type="string">
            <text:p>AEDO</text:p>
          </table:table-cell>
          <table:table-cell table:style-name="ce4" office:value-type="string" calcext:value-type="string">
            <text:p>PATIÑO</text:p>
          </table:table-cell>
          <table:table-cell table:style-name="ce4" office:value-type="string" calcext:value-type="string">
            <text:p>ROCIO DEL PILA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6-07" calcext:value-type="date">
            <text:p>6/7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30" calcext:value-type="float">
            <text:p>195305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4000967" calcext:value-type="float">
            <text:p>2004000967</text:p>
          </table:table-cell>
          <table:table-cell table:style-name="ce4" office:value-type="string" calcext:value-type="string">
            <text:p>ALARCON</text:p>
          </table:table-cell>
          <table:table-cell table:style-name="ce4" office:value-type="string" calcext:value-type="string">
            <text:p>GUZMAN</text:p>
          </table:table-cell>
          <table:table-cell table:style-name="ce4" office:value-type="string" calcext:value-type="string">
            <text:p>EMILIO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2-20" calcext:value-type="date">
            <text:p>2/20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31" calcext:value-type="float">
            <text:p>19530531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3002507" calcext:value-type="float">
            <text:p>2003002507</text:p>
          </table:table-cell>
          <table:table-cell table:style-name="ce4" office:value-type="string" calcext:value-type="string">
            <text:p>ALTAMIRANO</text:p>
          </table:table-cell>
          <table:table-cell table:style-name="ce4" office:value-type="string" calcext:value-type="string">
            <text:p>MANCILLA</text:p>
          </table:table-cell>
          <table:table-cell table:style-name="ce4" office:value-type="string" calcext:value-type="string">
            <text:p>AXEL LUI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7-28" calcext:value-type="date">
            <text:p>7/28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32" calcext:value-type="float">
            <text:p>19530532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3002422" calcext:value-type="float">
            <text:p>2003002422</text:p>
          </table:table-cell>
          <table:table-cell table:style-name="ce4" office:value-type="string" calcext:value-type="string">
            <text:p>ALVARADO</text:p>
          </table:table-cell>
          <table:table-cell table:style-name="ce4" office:value-type="string" calcext:value-type="string">
            <text:p>FUENTES</text:p>
          </table:table-cell>
          <table:table-cell table:style-name="ce4" office:value-type="string" calcext:value-type="string">
            <text:p>SERGI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2-07" calcext:value-type="date">
            <text:p>2/7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33" calcext:value-type="float">
            <text:p>1953053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5001391" calcext:value-type="float">
            <text:p>2005001391</text:p>
          </table:table-cell>
          <table:table-cell table:style-name="ce4" office:value-type="string" calcext:value-type="string">
            <text:p>ALVEAL</text:p>
          </table:table-cell>
          <table:table-cell table:style-name="ce4" office:value-type="string" calcext:value-type="string">
            <text:p>RIOS</text:p>
          </table:table-cell>
          <table:table-cell table:style-name="ce4" office:value-type="string" calcext:value-type="string">
            <text:p>BETSY ALEJANDR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5-02" calcext:value-type="date">
            <text:p>5/2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34" calcext:value-type="float">
            <text:p>195305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6001107" calcext:value-type="float">
            <text:p>2006001107</text:p>
          </table:table-cell>
          <table:table-cell table:style-name="ce4" office:value-type="string" calcext:value-type="string">
            <text:p>AMPUERO</text:p>
          </table:table-cell>
          <table:table-cell table:style-name="ce4" office:value-type="string" calcext:value-type="string">
            <text:p>ESCOBAR</text:p>
          </table:table-cell>
          <table:table-cell table:style-name="ce4" office:value-type="string" calcext:value-type="string">
            <text:p>CRISTHIAN MARCE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10-28" calcext:value-type="date">
            <text:p>10/28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35" calcext:value-type="float">
            <text:p>1953053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6001106" calcext:value-type="float">
            <text:p>2006001106</text:p>
          </table:table-cell>
          <table:table-cell table:style-name="ce4" office:value-type="string" calcext:value-type="string">
            <text:p>ARAVENA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RODRIGO GONZAL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11-07" calcext:value-type="date">
            <text:p>11/7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36" calcext:value-type="float">
            <text:p>195305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0005209" calcext:value-type="float">
            <text:p>2010005209</text:p>
          </table:table-cell>
          <table:table-cell table:style-name="ce4" office:value-type="string" calcext:value-type="string">
            <text:p>ARIAS</text:p>
          </table:table-cell>
          <table:table-cell table:style-name="ce4" office:value-type="string" calcext:value-type="string">
            <text:p>IBAÑEZ</text:p>
          </table:table-cell>
          <table:table-cell table:style-name="ce4" office:value-type="string" calcext:value-type="string">
            <text:p>ANIBAL ALBER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6-17" calcext:value-type="date">
            <text:p>6/17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37" calcext:value-type="float">
            <text:p>195305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4000970" calcext:value-type="float">
            <text:p>2004000970</text:p>
          </table:table-cell>
          <table:table-cell table:style-name="ce4" office:value-type="string" calcext:value-type="string">
            <text:p>ARRIAGADA</text:p>
          </table:table-cell>
          <table:table-cell table:style-name="ce4" office:value-type="string" calcext:value-type="string">
            <text:p>SCHULTHESS</text:p>
          </table:table-cell>
          <table:table-cell table:style-name="ce4" office:value-type="string" calcext:value-type="string">
            <text:p>NICOLAS ALBERT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5-07-31" calcext:value-type="date">
            <text:p>7/31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38" calcext:value-type="float">
            <text:p>195305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4000994" calcext:value-type="float">
            <text:p>2004000994</text:p>
          </table:table-cell>
          <table:table-cell table:style-name="ce4" office:value-type="string" calcext:value-type="string">
            <text:p>ARTIGAS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JOSE PATRI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3-20" calcext:value-type="date">
            <text:p>3/20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39" calcext:value-type="float">
            <text:p>1953053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4001017" calcext:value-type="float">
            <text:p>2004001017</text:p>
          </table:table-cell>
          <table:table-cell table:style-name="ce4" office:value-type="string" calcext:value-type="string">
            <text:p>BARAHONA</text:p>
          </table:table-cell>
          <table:table-cell table:style-name="ce4" office:value-type="string" calcext:value-type="string">
            <text:p>PARRAGUEZ</text:p>
          </table:table-cell>
          <table:table-cell table:style-name="ce4" office:value-type="string" calcext:value-type="string">
            <text:p>MACARENA ROXAN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11-06" calcext:value-type="date">
            <text:p>11/6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40" calcext:value-type="float">
            <text:p>195305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5001422" calcext:value-type="float">
            <text:p>2005001422</text:p>
          </table:table-cell>
          <table:table-cell table:style-name="ce4" office:value-type="string" calcext:value-type="string">
            <text:p>BARRIENTOS</text:p>
          </table:table-cell>
          <table:table-cell table:style-name="ce4" office:value-type="string" calcext:value-type="string">
            <text:p>RUIZ-TAGLE</text:p>
          </table:table-cell>
          <table:table-cell table:style-name="ce4" office:value-type="string" calcext:value-type="string">
            <text:p>DIEGO MATIA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6-08" calcext:value-type="date">
            <text:p>6/8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41" calcext:value-type="float">
            <text:p>195305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8001184" calcext:value-type="float">
            <text:p>2008001184</text:p>
          </table:table-cell>
          <table:table-cell table:style-name="ce4" office:value-type="string" calcext:value-type="string">
            <text:p>BELTRAN</text:p>
          </table:table-cell>
          <table:table-cell table:style-name="ce4" office:value-type="string" calcext:value-type="string">
            <text:p>MOYA</text:p>
          </table:table-cell>
          <table:table-cell table:style-name="ce4" office:value-type="string" calcext:value-type="string">
            <text:p>CRISTIAN ALEXIS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9-07-07" calcext:value-type="date">
            <text:p>7/7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42" calcext:value-type="float">
            <text:p>19530542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3002431" calcext:value-type="float">
            <text:p>2003002431</text:p>
          </table:table-cell>
          <table:table-cell table:style-name="ce4" office:value-type="string" calcext:value-type="string">
            <text:p>BENARDOS</text:p>
          </table:table-cell>
          <table:table-cell table:style-name="ce4" office:value-type="string" calcext:value-type="string">
            <text:p>CERDA</text:p>
          </table:table-cell>
          <table:table-cell table:style-name="ce4" office:value-type="string" calcext:value-type="string">
            <text:p>ANDRES ALFONS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8-12" calcext:value-type="date">
            <text:p>8/12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43" calcext:value-type="float">
            <text:p>195305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6001129" calcext:value-type="float">
            <text:p>2006001129</text:p>
          </table:table-cell>
          <table:table-cell table:style-name="ce4" office:value-type="string" calcext:value-type="string">
            <text:p>BENAVIDES</text:p>
          </table:table-cell>
          <table:table-cell table:style-name="ce4" office:value-type="string" calcext:value-type="string">
            <text:p>BRAVO</text:p>
          </table:table-cell>
          <table:table-cell table:style-name="ce4" office:value-type="string" calcext:value-type="string">
            <text:p>ERWIN SANTIAG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5-20" calcext:value-type="date">
            <text:p>5/20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44" calcext:value-type="float">
            <text:p>1953054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5001403" calcext:value-type="float">
            <text:p>2005001403</text:p>
          </table:table-cell>
          <table:table-cell table:style-name="ce4" office:value-type="string" calcext:value-type="string">
            <text:p>BIZAMA</text:p>
          </table:table-cell>
          <table:table-cell table:style-name="ce4" office:value-type="string" calcext:value-type="string">
            <text:p>VIVEROS</text:p>
          </table:table-cell>
          <table:table-cell table:style-name="ce4" office:value-type="string" calcext:value-type="string">
            <text:p>JUAN PABL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1-15" calcext:value-type="date">
            <text:p>1/15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45" calcext:value-type="float">
            <text:p>195305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4000932" calcext:value-type="float">
            <text:p>2004000932</text:p>
          </table:table-cell>
          <table:table-cell table:style-name="ce4" office:value-type="string" calcext:value-type="string">
            <text:p>BRAGA</text:p>
          </table:table-cell>
          <table:table-cell table:style-name="ce4" office:value-type="string" calcext:value-type="string">
            <text:p>LARA</text:p>
          </table:table-cell>
          <table:table-cell table:style-name="ce4" office:value-type="string" calcext:value-type="string">
            <text:p>JENIFER ALEXAND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1-04" calcext:value-type="date">
            <text:p>1/4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46" calcext:value-type="float">
            <text:p>1953054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6001098" calcext:value-type="float">
            <text:p>2006001098</text:p>
          </table:table-cell>
          <table:table-cell table:style-name="ce4" office:value-type="string" calcext:value-type="string">
            <text:p>CANDIA</text:p>
          </table:table-cell>
          <table:table-cell table:style-name="ce4" office:value-type="string" calcext:value-type="string">
            <text:p>RODAS</text:p>
          </table:table-cell>
          <table:table-cell table:style-name="ce4" office:value-type="string" calcext:value-type="string">
            <text:p>CESAR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8-08" calcext:value-type="date">
            <text:p>8/8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47" calcext:value-type="float">
            <text:p>1953054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7001430" calcext:value-type="float">
            <text:p>2007001430</text:p>
          </table:table-cell>
          <table:table-cell table:style-name="ce4" office:value-type="string" calcext:value-type="string">
            <text:p>CARCAMO</text:p>
          </table:table-cell>
          <table:table-cell table:style-name="ce4" office:value-type="string" calcext:value-type="string">
            <text:p>RIFFO</text:p>
          </table:table-cell>
          <table:table-cell table:style-name="ce4" office:value-type="string" calcext:value-type="string">
            <text:p>JAIME FRANCISC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9-02-22" calcext:value-type="date">
            <text:p>2/22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48" calcext:value-type="float">
            <text:p>195305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4000999" calcext:value-type="float">
            <text:p>2004000999</text:p>
          </table:table-cell>
          <table:table-cell table:style-name="ce4" office:value-type="string" calcext:value-type="string">
            <text:p>CASTILLO</text:p>
          </table:table-cell>
          <table:table-cell table:style-name="ce4" office:value-type="string" calcext:value-type="string">
            <text:p>SANDOVAL</text:p>
          </table:table-cell>
          <table:table-cell table:style-name="ce4" office:value-type="string" calcext:value-type="string">
            <text:p>DARIO MARCO AN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1-14" calcext:value-type="date">
            <text:p>1/14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49" calcext:value-type="float">
            <text:p>1953054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8001144" calcext:value-type="float">
            <text:p>2008001144</text:p>
          </table:table-cell>
          <table:table-cell table:style-name="ce4" office:value-type="string" calcext:value-type="string">
            <text:p>CAYUN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DANIELA ALEJAND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3-21" calcext:value-type="date">
            <text:p>3/21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50" calcext:value-type="float">
            <text:p>195305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002456" calcext:value-type="float">
            <text:p>2003002456</text:p>
          </table:table-cell>
          <table:table-cell table:style-name="ce4" office:value-type="string" calcext:value-type="string">
            <text:p>CEA</text:p>
          </table:table-cell>
          <table:table-cell table:style-name="ce4" office:value-type="string" calcext:value-type="string">
            <text:p>ABARZUA</text:p>
          </table:table-cell>
          <table:table-cell table:style-name="ce4" office:value-type="string" calcext:value-type="string">
            <text:p>MARCO ANTON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5-20" calcext:value-type="date">
            <text:p>5/20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51" calcext:value-type="float">
            <text:p>195305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002428" calcext:value-type="float">
            <text:p>2003002428</text:p>
          </table:table-cell>
          <table:table-cell table:style-name="ce4" office:value-type="string" calcext:value-type="string">
            <text:p>CONCHA</text:p>
          </table:table-cell>
          <table:table-cell table:style-name="ce4" office:value-type="string" calcext:value-type="string">
            <text:p>HERRERA</text:p>
          </table:table-cell>
          <table:table-cell table:style-name="ce4" office:value-type="string" calcext:value-type="string">
            <text:p>GUSTAVO ARIE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1-27" calcext:value-type="date">
            <text:p>1/27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52" calcext:value-type="float">
            <text:p>195305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9121049" calcext:value-type="float">
            <text:p>2009121049</text:p>
          </table:table-cell>
          <table:table-cell table:style-name="ce4" office:value-type="string" calcext:value-type="string">
            <text:p>CORDERO</text:p>
          </table:table-cell>
          <table:table-cell table:style-name="ce4" office:value-type="string" calcext:value-type="string">
            <text:p>MALDONADO</text:p>
          </table:table-cell>
          <table:table-cell table:style-name="ce4" office:value-type="string" calcext:value-type="string">
            <text:p>LUIS ANTON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4-24" calcext:value-type="date">
            <text:p>4/24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53" calcext:value-type="float">
            <text:p>1953055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6001157" calcext:value-type="float">
            <text:p>2006001157</text:p>
          </table:table-cell>
          <table:table-cell table:style-name="ce4" office:value-type="string" calcext:value-type="string">
            <text:p>CORREA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string" calcext:value-type="string">
            <text:p>DANIELA JOSE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8-03-28" calcext:value-type="date">
            <text:p>3/28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54" calcext:value-type="float">
            <text:p>195305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7001468" calcext:value-type="float">
            <text:p>2007001468</text:p>
          </table:table-cell>
          <table:table-cell table:style-name="ce4" office:value-type="string" calcext:value-type="string">
            <text:p>DELGADO</text:p>
          </table:table-cell>
          <table:table-cell table:style-name="ce4" office:value-type="string" calcext:value-type="string">
            <text:p>LABARCA</text:p>
          </table:table-cell>
          <table:table-cell table:style-name="ce4" office:value-type="string" calcext:value-type="string">
            <text:p>FELIPE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10-12" calcext:value-type="date">
            <text:p>10/12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55" calcext:value-type="float">
            <text:p>195305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4000935" calcext:value-type="float">
            <text:p>2004000935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VASQUEZ</text:p>
          </table:table-cell>
          <table:table-cell table:style-name="ce4" office:value-type="string" calcext:value-type="string">
            <text:p>RODRIGO ALEJAND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11-22" calcext:value-type="date">
            <text:p>11/22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56" calcext:value-type="float">
            <text:p>195305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3002421" calcext:value-type="float">
            <text:p>2003002421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JARA</text:p>
          </table:table-cell>
          <table:table-cell table:style-name="ce4" office:value-type="string" calcext:value-type="string">
            <text:p>JAIME EDINSO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6-17" calcext:value-type="date">
            <text:p>6/17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57" calcext:value-type="float">
            <text:p>195305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3002434" calcext:value-type="float">
            <text:p>2003002434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THIERS</text:p>
          </table:table-cell>
          <table:table-cell table:style-name="ce4" office:value-type="string" calcext:value-type="string">
            <text:p>RICHARD ALEJANDR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4-10-21" calcext:value-type="date">
            <text:p>10/21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58" calcext:value-type="float">
            <text:p>19530558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5001472" calcext:value-type="float">
            <text:p>2005001472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CRISTIAN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3-02" calcext:value-type="date">
            <text:p>3/2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59" calcext:value-type="float">
            <text:p>195305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5001385" calcext:value-type="float">
            <text:p>2005001385</text:p>
          </table:table-cell>
          <table:table-cell table:style-name="ce4" office:value-type="string" calcext:value-type="string">
            <text:p>EMHART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SIMON ALEXANDE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9-09" calcext:value-type="date">
            <text:p>9/9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60" calcext:value-type="float">
            <text:p>1953056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4000997" calcext:value-type="float">
            <text:p>2004000997</text:p>
          </table:table-cell>
          <table:table-cell table:style-name="ce4" office:value-type="string" calcext:value-type="string">
            <text:p>FUENTES</text:p>
          </table:table-cell>
          <table:table-cell table:style-name="ce4" office:value-type="string" calcext:value-type="string">
            <text:p>BAEZA</text:p>
          </table:table-cell>
          <table:table-cell table:style-name="ce4" office:value-type="string" calcext:value-type="string">
            <text:p>OSCAR ESTEB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12-02" calcext:value-type="date">
            <text:p>12/2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61" calcext:value-type="float">
            <text:p>1953056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6001094" calcext:value-type="float">
            <text:p>2006001094</text:p>
          </table:table-cell>
          <table:table-cell table:style-name="ce4" office:value-type="string" calcext:value-type="string">
            <text:p>GAJARDO</text:p>
          </table:table-cell>
          <table:table-cell table:style-name="ce4" office:value-type="string" calcext:value-type="string">
            <text:p>CASTILLO</text:p>
          </table:table-cell>
          <table:table-cell table:style-name="ce4" office:value-type="string" calcext:value-type="string">
            <text:p>ROBERTO ALEJANDR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7-10-20" calcext:value-type="date">
            <text:p>10/20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62" calcext:value-type="float">
            <text:p>1953056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7001425" calcext:value-type="float">
            <text:p>2007001425</text:p>
          </table:table-cell>
          <table:table-cell table:style-name="ce4" office:value-type="string" calcext:value-type="string">
            <text:p>GONZALEZ</text:p>
          </table:table-cell>
          <table:table-cell table:style-name="ce4" office:value-type="string" calcext:value-type="string">
            <text:p>ASTUDILLO</text:p>
          </table:table-cell>
          <table:table-cell table:style-name="ce4" office:value-type="string" calcext:value-type="string">
            <text:p>CRISTIAN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4-06" calcext:value-type="date">
            <text:p>4/6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63" calcext:value-type="float">
            <text:p>1953056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06001183" calcext:value-type="float">
            <text:p>2006001183</text:p>
          </table:table-cell>
          <table:table-cell table:style-name="ce4" office:value-type="string" calcext:value-type="string">
            <text:p>GONZALEZ</text:p>
          </table:table-cell>
          <table:table-cell table:style-name="ce4" office:value-type="string" calcext:value-type="string">
            <text:p>CASTRO</text:p>
          </table:table-cell>
          <table:table-cell table:style-name="ce4" office:value-type="string" calcext:value-type="string">
            <text:p>JEAN PAU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2-18" calcext:value-type="date">
            <text:p>2/18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64" calcext:value-type="float">
            <text:p>1953056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3220004" calcext:value-type="float">
            <text:p>2003220004</text:p>
          </table:table-cell>
          <table:table-cell table:style-name="ce4" office:value-type="string" calcext:value-type="string">
            <text:p>GUALA</text:p>
          </table:table-cell>
          <table:table-cell table:style-name="ce4" office:value-type="string" calcext:value-type="string">
            <text:p>SABUGAL</text:p>
          </table:table-cell>
          <table:table-cell table:style-name="ce4" office:value-type="string" calcext:value-type="string">
            <text:p>EMANUEL ENRIQU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1-20" calcext:value-type="date">
            <text:p>1/20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65" calcext:value-type="float">
            <text:p>195305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7001492" calcext:value-type="float">
            <text:p>2007001492</text:p>
          </table:table-cell>
          <table:table-cell table:style-name="ce4" office:value-type="string" calcext:value-type="string">
            <text:p>GUARDA</text:p>
          </table:table-cell>
          <table:table-cell table:style-name="ce4" office:value-type="string" calcext:value-type="string">
            <text:p>MARIPANI</text:p>
          </table:table-cell>
          <table:table-cell table:style-name="ce4" office:value-type="string" calcext:value-type="string">
            <text:p>JAIME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9-12" calcext:value-type="date">
            <text:p>9/12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66" calcext:value-type="float">
            <text:p>1953056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6001087" calcext:value-type="float">
            <text:p>2006001087</text:p>
          </table:table-cell>
          <table:table-cell table:style-name="ce4" office:value-type="string" calcext:value-type="string">
            <text:p>GUTIERREZ</text:p>
          </table:table-cell>
          <table:table-cell table:style-name="ce4" office:value-type="string" calcext:value-type="string">
            <text:p>ORDENES</text:p>
          </table:table-cell>
          <table:table-cell table:style-name="ce4" office:value-type="string" calcext:value-type="string">
            <text:p>RICHARD ALEX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8-06" calcext:value-type="date">
            <text:p>8/6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67" calcext:value-type="float">
            <text:p>195305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4000966" calcext:value-type="float">
            <text:p>2004000966</text:p>
          </table:table-cell>
          <table:table-cell table:style-name="ce4" office:value-type="string" calcext:value-type="string">
            <text:p>GUTIERREZ</text:p>
          </table:table-cell>
          <table:table-cell table:style-name="ce4" office:value-type="string" calcext:value-type="string">
            <text:p>MUNDACA</text:p>
          </table:table-cell>
          <table:table-cell table:style-name="ce4" office:value-type="string" calcext:value-type="string">
            <text:p>JAIME GILBER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6-02" calcext:value-type="date">
            <text:p>6/2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68" calcext:value-type="float">
            <text:p>195305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10005187" calcext:value-type="float">
            <text:p>2010005187</text:p>
          </table:table-cell>
          <table:table-cell table:style-name="ce4" office:value-type="string" calcext:value-type="string">
            <text:p>GUZMAN</text:p>
          </table:table-cell>
          <table:table-cell table:style-name="ce4" office:value-type="string" calcext:value-type="string">
            <text:p>ORTEGA</text:p>
          </table:table-cell>
          <table:table-cell table:style-name="ce4" office:value-type="string" calcext:value-type="string">
            <text:p>DANIL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1-18" calcext:value-type="date">
            <text:p>1/18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69" calcext:value-type="float">
            <text:p>1953056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7001502" calcext:value-type="float">
            <text:p>2007001502</text:p>
          </table:table-cell>
          <table:table-cell table:style-name="ce4" office:value-type="string" calcext:value-type="string">
            <text:p>HIDALGO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LIZBETH ALEJANDR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4-16" calcext:value-type="date">
            <text:p>4/16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70" calcext:value-type="float">
            <text:p>19530570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4000936" calcext:value-type="float">
            <text:p>2004000936</text:p>
          </table:table-cell>
          <table:table-cell table:style-name="ce4" office:value-type="string" calcext:value-type="string">
            <text:p>HOGER</text:p>
          </table:table-cell>
          <table:table-cell table:style-name="ce4" office:value-type="string" calcext:value-type="string">
            <text:p>QUEUPUTRUR</text:p>
          </table:table-cell>
          <table:table-cell table:style-name="ce4" office:value-type="string" calcext:value-type="string">
            <text:p>ANDREA ELIZABETH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5-08" calcext:value-type="date">
            <text:p>5/8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71" calcext:value-type="float">
            <text:p>1953057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7001435" calcext:value-type="float">
            <text:p>2007001435</text:p>
          </table:table-cell>
          <table:table-cell table:style-name="ce4" office:value-type="string" calcext:value-type="string">
            <text:p>HURTADO</text:p>
          </table:table-cell>
          <table:table-cell table:style-name="ce4" office:value-type="string" calcext:value-type="string">
            <text:p>ORTEGA</text:p>
          </table:table-cell>
          <table:table-cell table:style-name="ce4" office:value-type="string" calcext:value-type="string">
            <text:p>GONZALO AMERIC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2-04" calcext:value-type="date">
            <text:p>2/4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72" calcext:value-type="float">
            <text:p>1953057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6001130" calcext:value-type="float">
            <text:p>2006001130</text:p>
          </table:table-cell>
          <table:table-cell table:style-name="ce4" office:value-type="string" calcext:value-type="string">
            <text:p>ISLAS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GUIDO MICK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10-14" calcext:value-type="date">
            <text:p>10/14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73" calcext:value-type="float">
            <text:p>1953057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4000963" calcext:value-type="float">
            <text:p>2004000963</text:p>
          </table:table-cell>
          <table:table-cell table:style-name="ce4" office:value-type="string" calcext:value-type="string">
            <text:p>JARA</text:p>
          </table:table-cell>
          <table:table-cell table:style-name="ce4" office:value-type="string" calcext:value-type="string">
            <text:p>URREA</text:p>
          </table:table-cell>
          <table:table-cell table:style-name="ce4" office:value-type="string" calcext:value-type="string">
            <text:p>GUIDO OCTAV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12-19" calcext:value-type="date">
            <text:p>12/19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74" calcext:value-type="float">
            <text:p>1953057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3002517" calcext:value-type="float">
            <text:p>2003002517</text:p>
          </table:table-cell>
          <table:table-cell table:style-name="ce4" office:value-type="string" calcext:value-type="string">
            <text:p>JIMENEZ</text:p>
          </table:table-cell>
          <table:table-cell table:style-name="ce4" office:value-type="string" calcext:value-type="string">
            <text:p>DURAN</text:p>
          </table:table-cell>
          <table:table-cell table:style-name="ce4" office:value-type="string" calcext:value-type="string">
            <text:p>MAURICIO GERM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77-05-26" calcext:value-type="date">
            <text:p>5/26/197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75" calcext:value-type="float">
            <text:p>19530575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7001479" calcext:value-type="float">
            <text:p>2007001479</text:p>
          </table:table-cell>
          <table:table-cell table:style-name="ce4" office:value-type="string" calcext:value-type="string">
            <text:p>JIMENEZ</text:p>
          </table:table-cell>
          <table:table-cell table:style-name="ce4" office:value-type="string" calcext:value-type="string">
            <text:p>OCHOA</text:p>
          </table:table-cell>
          <table:table-cell table:style-name="ce4" office:value-type="string" calcext:value-type="string">
            <text:p>ESTEBAN REN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2-07" calcext:value-type="date">
            <text:p>2/7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76" calcext:value-type="float">
            <text:p>1953057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002423" calcext:value-type="float">
            <text:p>2003002423</text:p>
          </table:table-cell>
          <table:table-cell table:style-name="ce4" office:value-type="string" calcext:value-type="string">
            <text:p>LACOSTE</text:p>
          </table:table-cell>
          <table:table-cell table:style-name="ce4" office:value-type="string" calcext:value-type="string">
            <text:p>BAIER</text:p>
          </table:table-cell>
          <table:table-cell table:style-name="ce4" office:value-type="string" calcext:value-type="string">
            <text:p>MANUEL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5-01" calcext:value-type="date">
            <text:p>5/1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77" calcext:value-type="float">
            <text:p>1953057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08001108" calcext:value-type="float">
            <text:p>2008001108</text:p>
          </table:table-cell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ROZAS</text:p>
          </table:table-cell>
          <table:table-cell table:style-name="ce4" office:value-type="string" calcext:value-type="string">
            <text:p>JUAN EDUARD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90-05-09" calcext:value-type="date">
            <text:p>5/9/199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78" calcext:value-type="float">
            <text:p>1953057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3120035" calcext:value-type="float">
            <text:p>2003120035</text:p>
          </table:table-cell>
          <table:table-cell table:style-name="ce4" office:value-type="string" calcext:value-type="string">
            <text:p>LUNA</text:p>
          </table:table-cell>
          <table:table-cell table:style-name="ce4" office:value-type="string" calcext:value-type="string">
            <text:p>PINOCHET</text:p>
          </table:table-cell>
          <table:table-cell table:style-name="ce4" office:value-type="string" calcext:value-type="string">
            <text:p>JUAN VICTOR RODRIG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00-01-01" calcext:value-type="date">
            <text:p>1/1/190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79" calcext:value-type="float">
            <text:p>1953057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3120026" calcext:value-type="float">
            <text:p>2003120026</text:p>
          </table:table-cell>
          <table:table-cell table:style-name="ce4" office:value-type="string" calcext:value-type="string">
            <text:p>MARIN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MATIAS GONZAL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2-03-31" calcext:value-type="date">
            <text:p>3/31/1982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80" calcext:value-type="float">
            <text:p>195305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7001450" calcext:value-type="float">
            <text:p>2007001450</text:p>
          </table:table-cell>
          <table:table-cell table:style-name="ce4" office:value-type="string" calcext:value-type="string">
            <text:p>MATUS</text:p>
          </table:table-cell>
          <table:table-cell table:style-name="ce4" office:value-type="string" calcext:value-type="string">
            <text:p>OYARZUN</text:p>
          </table:table-cell>
          <table:table-cell table:style-name="ce4" office:value-type="string" calcext:value-type="string">
            <text:p>ALVARO FRANCISC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9-21" calcext:value-type="date">
            <text:p>9/21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81" calcext:value-type="float">
            <text:p>1953058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7001429" calcext:value-type="float">
            <text:p>2007001429</text:p>
          </table:table-cell>
          <table:table-cell table:style-name="ce4" office:value-type="string" calcext:value-type="string">
            <text:p>MELLADO</text:p>
          </table:table-cell>
          <table:table-cell table:style-name="ce4" office:value-type="string" calcext:value-type="string">
            <text:p>MILLAR</text:p>
          </table:table-cell>
          <table:table-cell table:style-name="ce4" office:value-type="string" calcext:value-type="string">
            <text:p>CESAR ARIE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1-14" calcext:value-type="date">
            <text:p>1/14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82" calcext:value-type="float">
            <text:p>1953058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6001172" calcext:value-type="float">
            <text:p>2006001172</text:p>
          </table:table-cell>
          <table:table-cell table:style-name="ce4" office:value-type="string" calcext:value-type="string">
            <text:p>MENDOZA</text:p>
          </table:table-cell>
          <table:table-cell table:style-name="ce4" office:value-type="string" calcext:value-type="string">
            <text:p>MAYORGA</text:p>
          </table:table-cell>
          <table:table-cell table:style-name="ce4" office:value-type="string" calcext:value-type="string">
            <text:p>GUILLERMO MAURIC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1-19" calcext:value-type="date">
            <text:p>1/19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83" calcext:value-type="float">
            <text:p>1953058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4000956" calcext:value-type="float">
            <text:p>2004000956</text:p>
          </table:table-cell>
          <table:table-cell table:style-name="ce4" office:value-type="string" calcext:value-type="string">
            <text:p>MONTANDON</text:p>
          </table:table-cell>
          <table:table-cell table:style-name="ce4" office:value-type="string" calcext:value-type="string">
            <text:p>NARANJO</text:p>
          </table:table-cell>
          <table:table-cell table:style-name="ce4" office:value-type="string" calcext:value-type="string">
            <text:p>JORGE GASTO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2-14" calcext:value-type="date">
            <text:p>2/14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84" calcext:value-type="float">
            <text:p>1953058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3002449" calcext:value-type="float">
            <text:p>2003002449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HUENCHULEO</text:p>
          </table:table-cell>
          <table:table-cell table:style-name="ce4" office:value-type="string" calcext:value-type="string">
            <text:p>CRISTIAN EDU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00-01-01" calcext:value-type="date">
            <text:p>1/1/190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85" calcext:value-type="float">
            <text:p>1953058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6001116" calcext:value-type="float">
            <text:p>2006001116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SANDOVAL</text:p>
          </table:table-cell>
          <table:table-cell table:style-name="ce4" office:value-type="string" calcext:value-type="string">
            <text:p>CRISTIAN FABIA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3-06" calcext:value-type="date">
            <text:p>3/6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86" calcext:value-type="float">
            <text:p>1953058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5001388" calcext:value-type="float">
            <text:p>2005001388</text:p>
          </table:table-cell>
          <table:table-cell table:style-name="ce4" office:value-type="string" calcext:value-type="string">
            <text:p>MORENO</text:p>
          </table:table-cell>
          <table:table-cell table:style-name="ce4" office:value-type="string" calcext:value-type="string">
            <text:p>LORCA</text:p>
          </table:table-cell>
          <table:table-cell table:style-name="ce4" office:value-type="string" calcext:value-type="string">
            <text:p>CLAUDIO RODRIG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3-30" calcext:value-type="date">
            <text:p>3/30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87" calcext:value-type="float">
            <text:p>1953058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9001142" calcext:value-type="float">
            <text:p>2009001142</text:p>
          </table:table-cell>
          <table:table-cell table:style-name="ce4" office:value-type="string" calcext:value-type="string">
            <text:p>MORENO</text:p>
          </table:table-cell>
          <table:table-cell table:style-name="ce4" office:value-type="string" calcext:value-type="string">
            <text:p>ESPINOZA</text:p>
          </table:table-cell>
          <table:table-cell table:style-name="ce4" office:value-type="string" calcext:value-type="string">
            <text:p>CARLOS ISMAE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0-10-18" calcext:value-type="date">
            <text:p>10/18/199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88" calcext:value-type="float">
            <text:p>1953058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3002484" calcext:value-type="float">
            <text:p>2003002484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HORMAZABAL</text:p>
          </table:table-cell>
          <table:table-cell table:style-name="ce4" office:value-type="string" calcext:value-type="string">
            <text:p>LAURA ANDRE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10-23" calcext:value-type="date">
            <text:p>10/23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89" calcext:value-type="float">
            <text:p>1953058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7001477" calcext:value-type="float">
            <text:p>2007001477</text:p>
          </table:table-cell>
          <table:table-cell table:style-name="ce4" office:value-type="string" calcext:value-type="string">
            <text:p>NAVARRO</text:p>
          </table:table-cell>
          <table:table-cell table:style-name="ce4" office:value-type="string" calcext:value-type="string">
            <text:p>ARCOS</text:p>
          </table:table-cell>
          <table:table-cell table:style-name="ce4" office:value-type="string" calcext:value-type="string">
            <text:p>PABLO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12-03" calcext:value-type="date">
            <text:p>12/3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90" calcext:value-type="float">
            <text:p>195305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3002424" calcext:value-type="float">
            <text:p>2003002424</text:p>
          </table:table-cell>
          <table:table-cell table:style-name="ce4" office:value-type="string" calcext:value-type="string">
            <text:p>NEGRON</text:p>
          </table:table-cell>
          <table:table-cell table:style-name="ce4" office:value-type="string" calcext:value-type="string">
            <text:p>ANJEL</text:p>
          </table:table-cell>
          <table:table-cell table:style-name="ce4" office:value-type="string" calcext:value-type="string">
            <text:p>JORGE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1-15" calcext:value-type="date">
            <text:p>1/15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91" calcext:value-type="float">
            <text:p>1953059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5001425" calcext:value-type="float">
            <text:p>2005001425</text:p>
          </table:table-cell>
          <table:table-cell table:style-name="ce4" office:value-type="string" calcext:value-type="string">
            <text:p>OLGUIN</text:p>
          </table:table-cell>
          <table:table-cell table:style-name="ce4" office:value-type="string" calcext:value-type="string">
            <text:p>BARRIGA</text:p>
          </table:table-cell>
          <table:table-cell table:style-name="ce4" office:value-type="string" calcext:value-type="string">
            <text:p>ANDREA ALEJANDR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4-17" calcext:value-type="date">
            <text:p>4/17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92" calcext:value-type="float">
            <text:p>1953059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4000983" calcext:value-type="float">
            <text:p>2004000983</text:p>
          </table:table-cell>
          <table:table-cell table:style-name="ce4" office:value-type="string" calcext:value-type="string">
            <text:p>ORELLANA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CAROLINA ANDRE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3-01-07" calcext:value-type="date">
            <text:p>1/7/1983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93" calcext:value-type="float">
            <text:p>19530593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3220008" calcext:value-type="float">
            <text:p>2003220008</text:p>
          </table:table-cell>
          <table:table-cell table:style-name="ce4" office:value-type="string" calcext:value-type="string">
            <text:p>ORTIZ</text:p>
          </table:table-cell>
          <table:table-cell table:style-name="ce4" office:value-type="string" calcext:value-type="string">
            <text:p>VALDEBENITO</text:p>
          </table:table-cell>
          <table:table-cell table:style-name="ce4" office:value-type="string" calcext:value-type="string">
            <text:p>JUAN PABL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2-01-01" calcext:value-type="date">
            <text:p>1/1/1982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94" calcext:value-type="float">
            <text:p>1953059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3002444" calcext:value-type="float">
            <text:p>2003002444</text:p>
          </table:table-cell>
          <table:table-cell table:style-name="ce4" office:value-type="string" calcext:value-type="string">
            <text:p>OYARZUN</text:p>
          </table:table-cell>
          <table:table-cell table:style-name="ce4" office:value-type="string" calcext:value-type="string">
            <text:p>ROCHA</text:p>
          </table:table-cell>
          <table:table-cell table:style-name="ce4" office:value-type="string" calcext:value-type="string">
            <text:p>DANIEL ALFRE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79-08-05" calcext:value-type="date">
            <text:p>8/5/197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95" calcext:value-type="float">
            <text:p>1953059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6001101" calcext:value-type="float">
            <text:p>2006001101</text:p>
          </table:table-cell>
          <table:table-cell table:style-name="ce4" office:value-type="string" calcext:value-type="string">
            <text:p>PARADA</text:p>
          </table:table-cell>
          <table:table-cell table:style-name="ce4" office:value-type="string" calcext:value-type="string">
            <text:p>ABURTO</text:p>
          </table:table-cell>
          <table:table-cell table:style-name="ce4" office:value-type="string" calcext:value-type="string">
            <text:p>RICARDO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1-22" calcext:value-type="date">
            <text:p>1/22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96" calcext:value-type="float">
            <text:p>1953059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4000951" calcext:value-type="float">
            <text:p>2004000951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FIGUEROA</text:p>
          </table:table-cell>
          <table:table-cell table:style-name="ce4" office:value-type="string" calcext:value-type="string">
            <text:p>GERARDO IGNACI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5-10-16" calcext:value-type="date">
            <text:p>10/16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97" calcext:value-type="float">
            <text:p>1953059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6001111" calcext:value-type="float">
            <text:p>2006001111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FONCEA</text:p>
          </table:table-cell>
          <table:table-cell table:style-name="ce4" office:value-type="string" calcext:value-type="string">
            <text:p>NATACHA CECILI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8-01-26" calcext:value-type="date">
            <text:p>1/26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98" calcext:value-type="float">
            <text:p>195305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4001002" calcext:value-type="float">
            <text:p>2004001002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MENDEZ</text:p>
          </table:table-cell>
          <table:table-cell table:style-name="ce4" office:value-type="string" calcext:value-type="string">
            <text:p>RODRIGO ALEXI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00-01-01" calcext:value-type="date">
            <text:p>1/1/190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599" calcext:value-type="float">
            <text:p>1953059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5001396" calcext:value-type="float">
            <text:p>2005001396</text:p>
          </table:table-cell>
          <table:table-cell table:style-name="ce4" office:value-type="string" calcext:value-type="string">
            <text:p>QUEZADA</text:p>
          </table:table-cell>
          <table:table-cell table:style-name="ce4" office:value-type="string" calcext:value-type="string">
            <text:p>ANTECAO</text:p>
          </table:table-cell>
          <table:table-cell table:style-name="ce4" office:value-type="string" calcext:value-type="string">
            <text:p>RICARDO ALEXIS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3-07-04" calcext:value-type="date">
            <text:p>7/4/1983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00" calcext:value-type="float">
            <text:p>195306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002473" calcext:value-type="float">
            <text:p>2003002473</text:p>
          </table:table-cell>
          <table:table-cell table:style-name="ce4" office:value-type="string" calcext:value-type="string">
            <text:p>RAMIREZ</text:p>
          </table:table-cell>
          <table:table-cell table:style-name="ce4" office:value-type="string" calcext:value-type="string">
            <text:p>CONTRERAS</text:p>
          </table:table-cell>
          <table:table-cell table:style-name="ce4" office:value-type="string" calcext:value-type="string">
            <text:p>NICOLAS ANDRES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3-06-12" calcext:value-type="date">
            <text:p>6/12/1983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01" calcext:value-type="float">
            <text:p>195306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8001137" calcext:value-type="float">
            <text:p>2008001137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ASTETE</text:p>
          </table:table-cell>
          <table:table-cell table:style-name="ce4" office:value-type="string" calcext:value-type="string">
            <text:p>ANDREA FRANCISCA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02-24" calcext:value-type="date">
            <text:p>2/24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02" calcext:value-type="float">
            <text:p>195306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06001095" calcext:value-type="float">
            <text:p>2006001095</text:p>
          </table:table-cell>
          <table:table-cell table:style-name="ce4" office:value-type="string" calcext:value-type="string">
            <text:p>RIQUELME</text:p>
          </table:table-cell>
          <table:table-cell table:style-name="ce4" office:value-type="string" calcext:value-type="string">
            <text:p>CARVAJAL</text:p>
          </table:table-cell>
          <table:table-cell table:style-name="ce4" office:value-type="string" calcext:value-type="string">
            <text:p>FELIPE ANTON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2-26" calcext:value-type="date">
            <text:p>2/26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03" calcext:value-type="float">
            <text:p>1953060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3002439" calcext:value-type="float">
            <text:p>2003002439</text:p>
          </table:table-cell>
          <table:table-cell table:style-name="ce4" office:value-type="string" calcext:value-type="string">
            <text:p>RODRIGUEZ</text:p>
          </table:table-cell>
          <table:table-cell table:style-name="ce4" office:value-type="string" calcext:value-type="string">
            <text:p>MATUS</text:p>
          </table:table-cell>
          <table:table-cell table:style-name="ce4" office:value-type="string" calcext:value-type="string">
            <text:p>CAMILO ALEXI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3-09-26" calcext:value-type="date">
            <text:p>9/26/1983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04" calcext:value-type="float">
            <text:p>195306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5001387" calcext:value-type="float">
            <text:p>2005001387</text:p>
          </table:table-cell>
          <table:table-cell table:style-name="ce4" office:value-type="string" calcext:value-type="string">
            <text:p>RUEDA</text:p>
          </table:table-cell>
          <table:table-cell table:style-name="ce4" office:value-type="string" calcext:value-type="string">
            <text:p>VEGA</text:p>
          </table:table-cell>
          <table:table-cell table:style-name="ce4" office:value-type="string" calcext:value-type="string">
            <text:p>AUGUSTO GERARD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7-24" calcext:value-type="date">
            <text:p>7/24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05" calcext:value-type="float">
            <text:p>1953060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04000938" calcext:value-type="float">
            <text:p>2004000938</text:p>
          </table:table-cell>
          <table:table-cell table:style-name="ce4" office:value-type="string" calcext:value-type="string">
            <text:p>RUEDI</text:p>
          </table:table-cell>
          <table:table-cell table:style-name="ce4" office:value-type="string" calcext:value-type="string">
            <text:p>GUZMAN</text:p>
          </table:table-cell>
          <table:table-cell table:style-name="ce4" office:value-type="string" calcext:value-type="string">
            <text:p>CLAUDIA DANUBIA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5-07-15" calcext:value-type="date">
            <text:p>7/15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06" calcext:value-type="float">
            <text:p>19530606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6001139" calcext:value-type="float">
            <text:p>2006001139</text:p>
          </table:table-cell>
          <table:table-cell table:style-name="ce4" office:value-type="string" calcext:value-type="string">
            <text:p>SALDAÑA</text:p>
          </table:table-cell>
          <table:table-cell table:style-name="ce4" office:value-type="string" calcext:value-type="string">
            <text:p>PINCHEIRA</text:p>
          </table:table-cell>
          <table:table-cell table:style-name="ce4" office:value-type="string" calcext:value-type="string">
            <text:p>ROCIO BELEN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4-07" calcext:value-type="date">
            <text:p>4/7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07" calcext:value-type="float">
            <text:p>1953060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5001444" calcext:value-type="float">
            <text:p>2005001444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QUEZADA</text:p>
          </table:table-cell>
          <table:table-cell table:style-name="ce4" office:value-type="string" calcext:value-type="string">
            <text:p>PHILIPPE ANDR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9-01" calcext:value-type="date">
            <text:p>9/1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08" calcext:value-type="float">
            <text:p>1953060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08001097" calcext:value-type="float">
            <text:p>2008001097</text:p>
          </table:table-cell>
          <table:table-cell table:style-name="ce4" office:value-type="string" calcext:value-type="string">
            <text:p>SEPULVEDA</text:p>
          </table:table-cell>
          <table:table-cell table:style-name="ce4" office:value-type="string" calcext:value-type="string">
            <text:p>VIVEROS</text:p>
          </table:table-cell>
          <table:table-cell table:style-name="ce4" office:value-type="string" calcext:value-type="string">
            <text:p>JORGE ALBERT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9-12-11" calcext:value-type="date">
            <text:p>12/11/1989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09" calcext:value-type="float">
            <text:p>1953060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3002516" calcext:value-type="float">
            <text:p>2003002516</text:p>
          </table:table-cell>
          <table:table-cell table:style-name="ce4" office:value-type="string" calcext:value-type="string">
            <text:p>SEPULVEDA</text:p>
          </table:table-cell>
          <table:table-cell table:style-name="ce4" office:value-type="string" calcext:value-type="string">
            <text:p>ORTEGA</text:p>
          </table:table-cell>
          <table:table-cell table:style-name="ce4" office:value-type="string" calcext:value-type="string">
            <text:p>CARLOS ALBERT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5-02-07" calcext:value-type="date">
            <text:p>2/7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10" calcext:value-type="float">
            <text:p>195306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03002480" calcext:value-type="float">
            <text:p>2003002480</text:p>
          </table:table-cell>
          <table:table-cell table:style-name="ce4" office:value-type="string" calcext:value-type="string">
            <text:p>SEPULVEDA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FABIAN ENRIQU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0-10-15" calcext:value-type="date">
            <text:p>10/15/1980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11" calcext:value-type="float">
            <text:p>195306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9001282" calcext:value-type="float">
            <text:p>2009001282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string" calcext:value-type="string">
            <text:p>DINAMARCA</text:p>
          </table:table-cell>
          <table:table-cell table:style-name="ce4" office:value-type="string" calcext:value-type="string">
            <text:p>KEVIN ANDRE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91-04-24" calcext:value-type="date">
            <text:p>4/24/1991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12" calcext:value-type="float">
            <text:p>1953061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04000942" calcext:value-type="float">
            <text:p>2004000942</text:p>
          </table:table-cell>
          <table:table-cell table:style-name="ce4" office:value-type="string" calcext:value-type="string">
            <text:p>SOTELO</text:p>
          </table:table-cell>
          <table:table-cell table:style-name="ce4" office:value-type="string" calcext:value-type="string">
            <text:p>MAITRE</text:p>
          </table:table-cell>
          <table:table-cell table:style-name="ce4" office:value-type="string" calcext:value-type="string">
            <text:p>DARYL CARLO ANDREE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8-06" calcext:value-type="date">
            <text:p>8/6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13" calcext:value-type="float">
            <text:p>195306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03002447" calcext:value-type="float">
            <text:p>2003002447</text:p>
          </table:table-cell>
          <table:table-cell table:style-name="ce4" office:value-type="string" calcext:value-type="string">
            <text:p>SOTO</text:p>
          </table:table-cell>
          <table:table-cell table:style-name="ce4" office:value-type="string" calcext:value-type="string">
            <text:p>GUTIERREZ</text:p>
          </table:table-cell>
          <table:table-cell table:style-name="ce4" office:value-type="string" calcext:value-type="string">
            <text:p>JUAN ANDRES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5-01-26" calcext:value-type="date">
            <text:p>1/26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14" calcext:value-type="float">
            <text:p>1953061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06001173" calcext:value-type="float">
            <text:p>2006001173</text:p>
          </table:table-cell>
          <table:table-cell table:style-name="ce4" office:value-type="string" calcext:value-type="string">
            <text:p>TEJO</text:p>
          </table:table-cell>
          <table:table-cell table:style-name="ce4" office:value-type="string" calcext:value-type="string">
            <text:p>MUÑOZ</text:p>
          </table:table-cell>
          <table:table-cell table:style-name="ce4" office:value-type="string" calcext:value-type="string">
            <text:p>CRISTIAN EDUARD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8-02-04" calcext:value-type="date">
            <text:p>2/4/1988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15" calcext:value-type="float">
            <text:p>19530615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006001092" calcext:value-type="float">
            <text:p>2006001092</text:p>
          </table:table-cell>
          <table:table-cell table:style-name="ce4" office:value-type="string" calcext:value-type="string">
            <text:p>THIERS</text:p>
          </table:table-cell>
          <table:table-cell table:style-name="ce4" office:value-type="string" calcext:value-type="string">
            <text:p>PERALTA</text:p>
          </table:table-cell>
          <table:table-cell table:style-name="ce4" office:value-type="string" calcext:value-type="string">
            <text:p>WALDO NICOLÁS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9-14" calcext:value-type="date">
            <text:p>9/14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16" calcext:value-type="float">
            <text:p>195306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5001375" calcext:value-type="float">
            <text:p>2005001375</text:p>
          </table:table-cell>
          <table:table-cell table:style-name="ce4" office:value-type="string" calcext:value-type="string">
            <text:p>TOLEDO</text:p>
          </table:table-cell>
          <table:table-cell table:style-name="ce4" office:value-type="string" calcext:value-type="string">
            <text:p>POLANCO</text:p>
          </table:table-cell>
          <table:table-cell table:style-name="ce4" office:value-type="string" calcext:value-type="string">
            <text:p>SEBASTIÁN ALEJANDR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5-28" calcext:value-type="date">
            <text:p>5/28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17" calcext:value-type="float">
            <text:p>195306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5001376" calcext:value-type="float">
            <text:p>2005001376</text:p>
          </table:table-cell>
          <table:table-cell table:style-name="ce4" office:value-type="string" calcext:value-type="string">
            <text:p>TORO</text:p>
          </table:table-cell>
          <table:table-cell table:style-name="ce4" office:value-type="string" calcext:value-type="string">
            <text:p>PICHÚN</text:p>
          </table:table-cell>
          <table:table-cell table:style-name="ce4" office:value-type="string" calcext:value-type="string">
            <text:p>ERIK ARIEL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7-01-04" calcext:value-type="date">
            <text:p>1/4/1987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18" calcext:value-type="float">
            <text:p>195306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03002514" calcext:value-type="float">
            <text:p>2003002514</text:p>
          </table:table-cell>
          <table:table-cell table:style-name="ce4" office:value-type="string" calcext:value-type="string">
            <text:p>TORRES</text:p>
          </table:table-cell>
          <table:table-cell table:style-name="ce4" office:value-type="string" calcext:value-type="string">
            <text:p>VALDEBENITO</text:p>
          </table:table-cell>
          <table:table-cell table:style-name="ce4" office:value-type="string" calcext:value-type="string">
            <text:p>JAVIER IGNACIO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4-02-21" calcext:value-type="date">
            <text:p>2/21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19" calcext:value-type="float">
            <text:p>1953061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4000952" calcext:value-type="float">
            <text:p>2004000952</text:p>
          </table:table-cell>
          <table:table-cell table:style-name="ce4" office:value-type="string" calcext:value-type="string">
            <text:p>VALDEBENITO</text:p>
          </table:table-cell>
          <table:table-cell table:style-name="ce4" office:value-type="string" calcext:value-type="string">
            <text:p>ERICES</text:p>
          </table:table-cell>
          <table:table-cell table:style-name="ce4" office:value-type="string" calcext:value-type="string">
            <text:p>PATRICIO ALFREDO</text:p>
          </table:table-cell>
          <table:table-cell table:style-name="ce4" office:value-type="string" calcext:value-type="string">
            <text:p>FEMENINO</text:p>
          </table:table-cell>
          <table:table-cell table:style-name="ce5" office:value-type="date" office:date-value="1984-08-10" calcext:value-type="date">
            <text:p>8/10/1984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20" calcext:value-type="float">
            <text:p>195306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04000931" calcext:value-type="float">
            <text:p>2004000931</text:p>
          </table:table-cell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PEÑA</text:p>
          </table:table-cell>
          <table:table-cell table:style-name="ce4" office:value-type="string" calcext:value-type="string">
            <text:p>ENZZO IGOR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5-09-30" calcext:value-type="date">
            <text:p>9/30/1985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>
          <table:table-cell table:style-name="ce4" office:value-type="float" office:value="19530621" calcext:value-type="float">
            <text:p>195306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05001430" calcext:value-type="float">
            <text:p>2005001430</text:p>
          </table:table-cell>
          <table:table-cell table:style-name="ce4" office:value-type="string" calcext:value-type="string">
            <text:p>VALENZUELA</text:p>
          </table:table-cell>
          <table:table-cell table:style-name="ce4" office:value-type="string" calcext:value-type="string">
            <text:p>ASTROZA</text:p>
          </table:table-cell>
          <table:table-cell table:style-name="ce4" office:value-type="string" calcext:value-type="string">
            <text:p>YANINA STHEFANY</text:p>
          </table:table-cell>
          <table:table-cell table:style-name="ce4" office:value-type="string" calcext:value-type="string">
            <text:p>MASCULINO</text:p>
          </table:table-cell>
          <table:table-cell table:style-name="ce5" office:value-type="date" office:date-value="1986-04-19" calcext:value-type="date">
            <text:p>4/19/1986</text:p>
          </table:table-cell>
          <table:table-cell table:style-name="ce4" office:value-type="string" calcext:value-type="string">
            <text:p>TITULADO</text:p>
          </table:table-cell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INGENIERÍA CIVIL EN INFORMÁTI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29"/>
        </table:table-row>
        <table:table-row table:style-name="ro1" table:number-rows-repeated="667">
          <table:table-cell table:style-name="ce1" table:number-columns-repeated="14"/>
          <table:table-cell table:number-columns-repeated="229"/>
        </table:table-row>
        <table:table-row table:style-name="ro2" table:number-rows-repeated="1047578">
          <table:table-cell table:number-columns-repeated="243"/>
        </table:table-row>
        <table:table-row table:style-name="ro2">
          <table:table-cell table:number-columns-repeated="2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7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7P2" style:volatile="true">
      <number:currency-symbol>$</number:currency-symbol>
      <number:text>-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 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4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03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Calibri" fo:font-family="Calibri" fo:font-size="12pt" fo:font-style="normal" style:text-underline-style="none" fo:font-weight="normal" style:font-name-asian="Calibri" style:font-family-asian="Calibri" style:font-size-asian="12pt" style:font-style-asian="normal" style:font-weight-asian="normal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7"/>
    <style:style style:name="Currency_20__5b_0_5d_" style:display-name="Currency [0]" style:family="table-cell" style:parent-style-name="Default" style:data-style-name="N111"/>
    <style:style style:name="Comma" style:family="table-cell" style:parent-style-name="Default" style:data-style-name="N114"/>
    <style:style style:name="Comma_20__5b_0_5d_" style:display-name="Comma [0]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ituacion_5f_estudiantes_20_INGENIERÍ" style:display-name="PageStyle_situacion_estudiantes INGENIERÍ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1T14:56:34.740725717</dc:date>
    <dc:creator>amellado </dc:creator>
    <meta:editing-duration>PT14M49S</meta:editing-duration>
    <meta:editing-cycles>3</meta:editing-cycles>
    <meta:generator>LibreOffice/4.4.3.2$Linux_X86_64 LibreOffice_project/40m0$Build-2</meta:generator>
    <meta:document-statistic meta:table-count="1" meta:cell-count="4524" meta:object-count="0"/>
  </office:meta>
</office:document-meta>
</file>